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i"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T4" style:family="text">
      <style:text-properties fo:font-style="italic" fo:font-weight="bold" style:font-style-asian="italic" style:font-style-complex="italic" style:font-weight-asian="bold" style:font-weight-complex="bold"/>
    </style:style>
    <style:style style:name="T5" style:family="text">
      <style:text-properties fo:font-weight="bold" style:font-weight-asian="bold" style:font-weight-complex="bold" style:text-line-through-style="solid"/>
    </style:style>
    <style:style style:name="T6" style:family="text">
      <style:text-properties fo:font-style="italic" style:font-style-asian="italic" style:font-style-complex="italic" style:text-line-through-style="soli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1">
      <style:paragraph-properties fo:margin-top="0in" fo:margin-bottom="0in"/>
    </style:style>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paragraph-properties fo:margin-top="0in" fo:margin-bottom="0in"/>
    </style:style>
    <style:style style:name="P20" style:family="paragraph" style:parent-style-name="Text_20_body" style:list-style-name="L11">
      <style:paragraph-properties fo:margin-top="0in" fo:margin-bottom="0in"/>
    </style:style>
    <style:style style:name="P21" style:family="paragraph" style:parent-style-name="Text_20_body" style:list-style-name="L12">
      <style:paragraph-properties fo:margin-top="0in" fo:margin-bottom="0in"/>
    </style:style>
    <style:style style:name="P22" style:family="paragraph" style:parent-style-name="Text_20_body" style:list-style-name="L13">
      <style:paragraph-properties fo:margin-top="0in" fo:margin-bottom="0in"/>
    </style:style>
    <style:style style:name="P23" style:family="paragraph" style:parent-style-name="Text_20_body" style:list-style-name="L14">
      <style:paragraph-properties fo:margin-top="0in" fo:margin-bottom="0in"/>
    </style:style>
    <style:style style:name="P24" style:family="paragraph" style:parent-style-name="Table_20_Heading">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Heading">
      <style:paragraph-properties fo:text-align="end" style:justify-single-word="false"/>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center" style:justify-single-word="false"/>
    </style:style>
    <style:style style:name="P30" style:family="paragraph" style:parent-style-name="Text_20_body" style:list-style-name="L15">
      <style:paragraph-properties fo:margin-top="0in" fo:margin-bottom="0in"/>
    </style:style>
    <style:style style:name="P31" style:family="paragraph" style:parent-style-name="Text_20_body" style:list-style-name="L16">
      <style:paragraph-properties fo:margin-top="0in" fo:margin-bottom="0in"/>
    </style:style>
    <style:style style:name="P32" style:family="paragraph" style:parent-style-name="Text_20_body" style:list-style-name="L17">
      <style:paragraph-properties fo:margin-top="0in" fo:margin-bottom="0in"/>
    </style:style>
    <style:style style:name="P33" style:family="paragraph" style:parent-style-name="Text_20_body" style:list-style-name="L18">
      <style:paragraph-properties fo:margin-top="0in" fo:margin-bottom="0in"/>
    </style:style>
    <style:style style:name="P34" style:family="paragraph" style:parent-style-name="Text_20_body" style:list-style-name="L19">
      <style:paragraph-properties fo:margin-top="0in" fo:margin-bottom="0in"/>
    </style:style>
    <style:style style:name="P35" style:family="paragraph" style:parent-style-name="Text_20_body" style:list-style-name="L20">
      <style:paragraph-properties fo:margin-top="0in" fo:margin-bottom="0in"/>
    </style:style>
    <style:style style:name="P36" style:family="paragraph" style:parent-style-name="Text_20_body" style:list-style-name="L21">
      <style:paragraph-properties fo:margin-top="0in" fo:margin-bottom="0in"/>
    </style:style>
    <style:style style:name="P37" style:family="paragraph" style:parent-style-name="Text_20_body" style:list-style-name="L22">
      <style:paragraph-properties fo:margin-top="0in" fo:margin-bottom="0in"/>
    </style:style>
    <style:style style:name="P38" style:family="paragraph" style:parent-style-name="Text_20_body" style:list-style-name="L23">
      <style:paragraph-properties fo:margin-top="0in" fo:margin-bottom="0in"/>
    </style:style>
    <style:style style:name="P39" style:family="paragraph" style:parent-style-name="Text_20_body" style:list-style-name="L24">
      <style:paragraph-properties fo:margin-top="0in" fo:margin-bottom="0in"/>
    </style:style>
    <style:style style:name="P40" style:family="paragraph" style:parent-style-name="Table_20_Heading">
      <style:paragraph-properties fo:text-align="end" style:justify-single-word="false"/>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text-align="center" style:justify-single-word="false"/>
    </style:style>
    <style:style style:name="P44" style:family="paragraph" style:parent-style-name="Text_20_body" style:list-style-name="L25">
    </style:style>
    <style:style style:name="P45" style:family="paragraph" style:parent-style-name="Text_20_body" style:list-style-name="L26">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Text_20_body" style:list-style-name="L27">
      <style:paragraph-properties fo:margin-top="0in" fo:margin-bottom="0in"/>
    </style:style>
    <style:style style:name="P82" style:family="paragraph" style:parent-style-name="Text_20_body" style:list-style-name="L28">
      <style:paragraph-properties fo:margin-top="0in" fo:margin-bottom="0in"/>
    </style:style>
    <style:style style:name="P83" style:family="paragraph" style:parent-style-name="Text_20_body" style:list-style-name="L29">
      <style:paragraph-properties fo:margin-top="0in" fo:margin-bottom="0in"/>
    </style:style>
    <style:style style:name="P84" style:family="paragraph" style:parent-style-name="Text_20_body" style:list-style-name="L30">
      <style:paragraph-properties fo:margin-top="0in" fo:margin-bottom="0in"/>
    </style:style>
    <style:style style:name="P85" style:family="paragraph" style:parent-style-name="Text_20_body" style:list-style-name="L31">
      <style:paragraph-properties fo:margin-top="0in" fo:margin-bottom="0in"/>
    </style:style>
    <style:style style:name="P86" style:family="paragraph" style:parent-style-name="Text_20_body" style:list-style-name="L32">
      <style:paragraph-properties fo:margin-top="0in" fo:margin-bottom="0in"/>
    </style:style>
    <style:style style:name="P87" style:family="paragraph" style:parent-style-name="Text_20_body" style:list-style-name="L33">
      <style:paragraph-properties fo:margin-top="0in" fo:margin-bottom="0in"/>
    </style:style>
    <style:style style:name="P88" style:family="paragraph" style:parent-style-name="Text_20_body" style:list-style-name="L34">
      <style:paragraph-properties fo:margin-top="0in" fo:margin-bottom="0in"/>
    </style:style>
    <style:style style:name="P89" style:family="paragraph" style:parent-style-name="Text_20_body" style:list-style-name="L35">
      <style:paragraph-properties fo:margin-top="0in" fo:margin-bottom="0in"/>
    </style:style>
    <style:style style:name="P90" style:family="paragraph" style:parent-style-name="Text_20_body" style:list-style-name="L36">
      <style:paragraph-properties fo:margin-top="0in" fo:margin-bottom="0in"/>
    </style:style>
    <style:style style:name="P91" style:family="paragraph" style:parent-style-name="Text_20_body" style:list-style-name="L37">
      <style:paragraph-properties fo:margin-top="0in" fo:margin-bottom="0in"/>
    </style:style>
    <style:style style:name="P92" style:family="paragraph" style:parent-style-name="Text_20_body" style:list-style-name="L38">
      <style:paragraph-properties fo:margin-top="0in" fo:margin-bottom="0in"/>
    </style:style>
    <style:style style:name="P93" style:family="paragraph" style:parent-style-name="Text_20_body" style:list-style-name="L39">
      <style:paragraph-properties fo:margin-top="0in" fo:margin-bottom="0in"/>
    </style:style>
    <style:style style:name="P94" style:family="paragraph" style:parent-style-name="Text_20_body" style:list-style-name="L40">
      <style:paragraph-properties fo:margin-top="0in" fo:margin-bottom="0in"/>
    </style:style>
    <style:style style:name="P95" style:family="paragraph" style:parent-style-name="Text_20_body" style:list-style-name="L41">
    </style:style>
    <style:style style:name="P96" style:family="paragraph" style:parent-style-name="Preformatted_20_Text">
    </style:style>
    <style:style style:name="P97" style:family="paragraph" style:parent-style-name="Preformatted_20_Text">
    </style:style>
    <style:style style:name="P98" style:family="paragraph" style:parent-style-name="Text_20_body" style:list-style-name="L4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5" style:family="table">
      <style:table-properties table:align="center" style:rel-width="100%"/>
    </style:style>
    <style:style style:name="Table5.A" style:family="table-column">
      <style:table-column-properties style:rel-column-width="21845*"/>
    </style:style>
    <style:style style:name="Table5.B" style:family="table-column">
      <style:table-column-properties style:rel-column-width="21845*"/>
    </style:style>
    <style:style style:name="Table5.C" style:family="table-column">
      <style:table-column-properties style:rel-column-width="21845*"/>
    </style:style>
  </office:automatic-styles>
  <office:body>
    <office:text>
      <text:p text:style-name="Title">Collaborative Guide: Quarto, Git, and Project Work</text:p>
      <text:p text:style-name="Author">Contributors from [Course Name]</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1. Introduction<text:bookmark-end text:name="introduction"/></text:h>
      <text:p text:style-name="First_20_paragraph">Welcome to our class’s collaborative guide! This living document was created by students to collect useful practices, workflows, and tips for writing Quarto documents, collaborating with Git, and organizing projects.</text:p>
      <text:p text:style-name="Text_20_body">It will evolve as we work on it together, and serve as a reference for your group projects.</text:p>
      <text:p text:style-name="Horizontal_20_Line"/>
      <text:h text:style-name="Heading_20_1" text:outline-level="1"><text:bookmark-start text:name="authoring-with-quarto"/>2. Authoring with Quarto<text:bookmark-end text:name="authoring-with-quarto"/></text:h>
      <text:h text:style-name="Heading_20_2" text:outline-level="2"><text:bookmark-start text:name="anatomy-of-a-quarto-report"/>2.1 Anatomy of a Quarto Report<text:bookmark-end text:name="anatomy-of-a-quarto-report"/></text:h>
      <text:h text:style-name="Heading_20_3" text:outline-level="3"><text:bookmark-start text:name="metadata-header"/>2.1.1 Metadata Header<text:bookmark-end text:name="metadata-header"/></text:h>
      <text:p text:style-name="First_20_paragraph">The <text:span text:style-name="T1">metadata header</text:span> is the beginning of a Quarto document. It displays information like author or date and tells Quarto how the document should be configurated. As an example, you can look at the top of this document in the in its qmd file version, <text:span text:style-name="T1">not in the rendered version</text:span>. There are a lot of possibilities to customize a Quarto document in the <text:span text:style-name="T1">metadata header</text:span>. In this document, we will be looking at the most commonly used configurations. If you want to see all the options that are available, you can visit the [official Quarto website] (https://quarto.org/docs/output-formats/html-basics.html).</text:p>
      <text:p text:style-name="Text_20_body">The formatting applies only to the current document.</text:p>
      <text:p text:style-name="Text_20_body">Use triple dashes to delineate the block:</text:p>
      <text:p text:style-name="P1">---</text:p>
      <text:p text:style-name="P2">some metadata</text:p>
      <text:p text:style-name="P3">---</text:p>
      <text:p text:style-name="First_20_paragraph">Most commonly, the title block contains the <text:span text:style-name="T2">title</text:span>, <text:span text:style-name="T2">subtitle</text:span>, <text:span text:style-name="T2">authors</text:span>, <text:span text:style-name="T2">date</text:span>, <text:span text:style-name="T2">doi</text:span> and the <text:span text:style-name="T2">abstract</text:span> of the article.</text:p>
      <text:p text:style-name="Text_20_body">Other important options:</text:p>
      <text:p text:style-name="P4">format: html / pdf / docx</text:p>
      <text:p text:style-name="First_20_paragraph">This option defines the format of the final product.</text:p>
      <text:p text:style-name="P5">date: YYYY-MM-DD</text:p>
      <text:p text:style-name="First_20_paragraph">Sets the publication date (find supported date formats <text:a xlink:type="simple" xlink:href="https://quarto.org/docs/reference/dates.html" office:name=""><text:span text:style-name="Definition">here</text:span></text:a> )</text:p>
      <text:p text:style-name="P6">execute: </text:p>
      <text:p text:style-name="P7"><text:s text:c="2"/>echo: true / false</text:p>
      <text:p text:style-name="P8"><text:s text:c="2"/>eval: true / false</text:p>
      <text:p text:style-name="P9"><text:s text:c="2"/>warning: true / false ...</text:p>
      <text:p text:style-name="First_20_paragraph">Controls how code cells are executed:</text:p>
      <text:list text:style-name="L1">
        <text:list-item>
          <text:p text:style-name="P10"><text:span text:style-name="T2">echo</text:span>: shows the code in the output if <text:span text:style-name="T2">true</text:span></text:p>
        </text:list-item>
        <text:list-item>
          <text:p text:style-name="P10"><text:span text:style-name="T2">eval</text:span>: executes the code if <text:span text:style-name="T2">true</text:span></text:p>
        </text:list-item>
        <text:list-item>
          <text:p text:style-name="P10"><text:span text:style-name="T2">warning</text:span>: includes warnings in the output if <text:span text:style-name="T2">true</text:span></text:p>
        </text:list-item>
        <text:list-item>
          <text:p text:style-name="P10"><text:span text:style-name="T2">message</text:span>: includes messages from code if <text:span text:style-name="T2">true</text:span></text:p>
        </text:list-item>
        <text:list-item>
          <text:p text:style-name="P10"><text:span text:style-name="T2">error</text:span>: displays error messages in the output if <text:span text:style-name="T2">true</text:span></text:p>
        </text:list-item>
      </text:list>
      <text:h text:style-name="Heading_20_3" text:outline-level="3"><text:bookmark-start text:name="sections"/>2.1.2 Sections<text:bookmark-end text:name="sections"/></text:h>
      <text:p text:style-name="First_20_paragraph">To better structure and improve the appearance of the document, a Quarto report can be divided into sections with headings. If you want to number the headings or add a table of contents <text:span text:style-name="T1">toc</text:span>, which serves as an interactive section menu, you can do so in the <text:span text:style-name="T1">metadata header</text:span>. For example, in this document, we use the following configurations:</text:p>
      <text:p text:style-name="Preformatted_20_Text">
<text:span text:style-name="NormalTok"><text:s text:c="2"/>toc: true</text:span>
</text:p>
      <text:p text:style-name="Preformatted_20_Text">
<text:span text:style-name="NormalTok"><text:s text:c="2"/>toc-depth: 3</text:span>
</text:p>
      <text:p text:style-name="Preformatted_20_Text">
<text:span text:style-name="NormalTok"><text:s text:c="2"/>number-sections: true</text:span>
</text:p>
      <text:p text:style-name="First_20_paragraph">You can also add the option <text:span text:style-name="Source_Text">number-depth: 4</text:span> to set the deepest level of heading that should be numbered and you can use <text:span text:style-name="Source_Text">### Example Heading {.unnumbered}</text:span> to exclude a heading from numbering.</text:p>
      <text:h text:style-name="Heading_20_2" text:outline-level="2"><text:bookmark-start text:name="document-sections-and-header-levels"/>2.2 Document Sections and Header Levels<text:bookmark-end text:name="document-sections-and-header-levels"/></text:h>
      <text:p text:style-name="First_20_paragraph">In Quarto (and Markdown), section headers are defined using the hash symbol <text:span text:style-name="Source_Text">#</text:span>. The number of hash symbols indicates the depth of the section:</text:p>
      <text:list text:style-name="L2">
        <text:list-item>
          <text:p text:style-name="P11"><text:span text:style-name="Source_Text">#</text:span> creates a top-level (H1) section</text:p>
        </text:list-item>
        <text:list-item>
          <text:p text:style-name="P11"><text:span text:style-name="Source_Text">##</text:span> creates a second-level (H2) subsection</text:p>
        </text:list-item>
        <text:list-item>
          <text:p text:style-name="P11"><text:span text:style-name="Source_Text">###</text:span> creates a third-level (H3) sub-subsection<text:line-break/>… and so on, up to six levels (<text:span text:style-name="Source_Text">######</text:span>)</text:p>
        </text:list-item>
      </text:list>
      <text:p text:style-name="First_20_paragraph">This system allows the document to be structured hierarchically, which improves both <text:span text:style-name="T2">readability</text:span> and <text:span text:style-name="T2">navigability</text:span>. Header levels are also used to build features like the <text:span text:style-name="T2">table of contents</text:span> (<text:span text:style-name="Source_Text">toc: true</text:span>) and for <text:span text:style-name="T2">numbering sections</text:span> (<text:span text:style-name="Source_Text">number-sections: true</text:span> in YAML).</text:p>
      <text:p text:style-name="Text_20_body">Always include a space after the hash symbols. For example:</text:p>
      <text:p text:style-name="Preformatted_20_Text">
<text:span text:style-name="FunctionTok"># Introduction</text:span>
</text:p>
      <text:p text:style-name="Preformatted_20_Text">
<text:span text:style-name="FunctionTok">## Methodology</text:span>
</text:p>
      <text:p text:style-name="Preformatted_20_Text">
<text:span text:style-name="FunctionTok">### Data Collection</text:span>
</text:p>
      <text:p text:style-name="Preformatted_20_Text">
<text:span text:style-name="FunctionTok">#### Survey Design</text:span>
</text:p>
      <text:p text:style-name="Preformatted_20_Text">
<text:span text:style-name="FunctionTok">##### Question Format</text:span>
</text:p>
      <text:p text:style-name="Preformatted_20_Text">
<text:span text:style-name="FunctionTok">###### Notes</text:span>
</text:p>
      <text:p text:style-name="First_20_paragraph">To ensure consistency, avoid skipping levels (e.g., going directly from <text:span text:style-name="Source_Text">#</text:span> to <text:span text:style-name="Source_Text">###</text:span>) unless intentionally needed for visual clarity or document structure.</text:p>
      <text:p text:style-name="Text_20_body">For more, see <text:a xlink:type="simple" xlink:href="https://quarto.org/docs/authoring/markdown-basics.html#headers" office:name=""><text:span text:style-name="Definition">Quarto documentation on headers</text:span></text:a>.</text:p>
      <text:h text:style-name="Heading_20_3" text:outline-level="3"><text:bookmark-start text:name="layout-options"/>2.2.1 Layout Options<text:bookmark-end text:name="layout-options"/></text:h>
      <text:p text:style-name="First_20_paragraph">Depending on what format you use, there are different layout options available. For a <text:span text:style-name="T2">HTML document</text:span>, like this one, there are the following options to configurate the document:</text:p>
      <text:h text:style-name="Heading_20_4" text:outline-level="4"><text:bookmark-start text:name="page-layout"/>2.2.1.1 Page Layout<text:bookmark-end text:name="page-layout"/></text:h>
      <text:list text:style-name="L3">
        <text:list-item>
          <text:p text:style-name="P12"><text:span text:style-name="Source_Text">page-layout: article</text:span> - default layout with single centered content column</text:p>
        </text:list-item>
        <text:list-item>
          <text:p text:style-name="P12"><text:span text:style-name="Source_Text">page-layout: full</text:span> - expanding content to full browser width</text:p>
        </text:list-item>
        <text:list-item>
          <text:p text:style-name="P12"><text:span text:style-name="Source_Text">page-layout: sidebar</text:span> - adding sidebar for navigation</text:p>
        </text:list-item>
      </text:list>
      <text:h text:style-name="Heading_20_4" text:outline-level="4"><text:bookmark-start text:name="themes"/>2.2.1.2 Themes<text:bookmark-end text:name="themes"/></text:h>
      <text:p text:style-name="First_20_paragraph">There are 25 themes from [<text:span text:style-name="T1">Bootswatch</text:span>] (https://bootswatch.com/) available in Quarto. These themes can further be customized in the metadata header. If you want to check out all the theme options and configurations, you can go to [Quarto - HTML themes] (https://quarto.org/docs/output-formats/html-themes.html).</text:p>
      <text:h text:style-name="Heading_20_4" text:outline-level="4"><text:bookmark-start text:name="table-of-contents"/>2.2.1.3 Table of Contents<text:bookmark-end text:name="table-of-contents"/></text:h>
      <text:p text:style-name="First_20_paragraph">If you set <text:span text:style-name="Source_Text">toc: true</text:span> in the metadata header, Quarto creates a table of contents. This table can further be configurated with options such as: <text:span text:style-name="Source_Text">toc-depth: 4</text:span> - specify number of section/heading levels to include in the toc, <text:span text:style-name="T1">default is set to 3</text:span> <text:span text:style-name="Source_Text">toc-expand: 3</text:span> - specify how much of toc to show initially, <text:span text:style-name="T1">default is set to 1</text:span> <text:span text:style-name="Source_Text">toc-title: Example</text:span> - customize title of toc <text:span text:style-name="Source_Text">### Example Heading {.unnumbered .unlisted}</text:span> - exclude heading from toc <text:span text:style-name="Source_Text">toc-location: left</text:span> - set location of toc For more information, you can visit [Quarto - HTML basics] https://quarto.org/docs/output-formats/html-basics.html and scroll to the section <text:span text:style-name="T2">Table of Contents</text:span>.</text:p>
      <text:h text:style-name="Heading_20_4" text:outline-level="4"><text:bookmark-start text:name="other-layout-options"/>2.2.1.4 Other Layout Options<text:bookmark-end text:name="other-layout-options"/></text:h>
      <text:p text:style-name="First_20_paragraph">There are many other layout options available to configurate spacing, typography, character width, etc. For all the options you can visit [Quarto - HTML basics] https://quarto.org/docs/output-formats/html-basics.html.</text:p>
      <text:h text:style-name="Heading_20_2" text:outline-level="2"><text:bookmark-start text:name="basic-formatting-markdown"/>2.3 Basic Formatting &amp; Markdown<text:bookmark-end text:name="basic-formatting-markdown"/></text:h>
      <text:h text:style-name="Heading_20_3" text:outline-level="3"><text:bookmark-start text:name="lists"/>2.3.1 Lists<text:bookmark-end text:name="lists"/></text:h>
      <text:h text:style-name="Heading_20_4" text:outline-level="4"><text:bookmark-start text:name="unordered-lists"/>2.3.1.1 Unordered Lists<text:bookmark-end text:name="unordered-lists"/></text:h>
      <text:list text:style-name="L4">
        <text:list-item>
          <text:p text:style-name="P13">Use <text:span text:style-name="Source_Text">-</text:span>, <text:span text:style-name="Source_Text">+</text:span>, or <text:span text:style-name="Source_Text">*</text:span> followed by a space (choosing one style is enough)</text:p>
        </text:list-item>
        <text:list-item>
          <text:p text:style-name="P13">To create a <text:span text:style-name="T2">nested list</text:span>, indent (with 2 or 4 spaces) the sublist items under the parent item</text:p>
        </text:list-item>
      </text:list>
      <text:p text:style-name="First_20_paragraph"><text:span text:style-name="T2">Example</text:span></text:p>
      <text:p text:style-name="Preformatted_20_Text">
<text:span text:style-name="SpecialStringTok">* </text:span><text:span text:style-name="NormalTok">unordered list</text:span>
</text:p>
      <text:p text:style-name="Preformatted_20_Text">
<text:span text:style-name="SpecialStringTok"><text:s text:c="4"/>+ </text:span><text:span text:style-name="NormalTok">sub-item 1</text:span>
</text:p>
      <text:p text:style-name="Preformatted_20_Text">
<text:span text:style-name="SpecialStringTok"><text:s text:c="4"/>+ </text:span><text:span text:style-name="NormalTok">sub-item 2</text:span>
</text:p>
      <text:p text:style-name="Preformatted_20_Text">
<text:span text:style-name="SpecialStringTok"><text:s text:c="8"/>- </text:span><text:span text:style-name="NormalTok">sub-sub-item 1</text:span>
</text:p>
      <text:p text:style-name="First_20_paragraph"><text:span text:style-name="T2">Rendered as</text:span></text:p>
      <text:list text:style-name="L5">
        <text:list-item>
          <text:p text:style-name="P14">unordered list</text:p>
          <text:list text:style-name="L6">
            <text:list-item>
              <text:p text:style-name="P15">sub-item 1</text:p>
            </text:list-item>
            <text:list-item>
              <text:p text:style-name="P15">sub-item 2</text:p>
              <text:list text:style-name="L7">
                <text:list-item>
                  <text:p text:style-name="P16">sub-sub-item 1</text:p>
                </text:list-item>
              </text:list>
            </text:list-item>
          </text:list>
        </text:list-item>
      </text:list>
      <text:h text:style-name="Heading_20_4" text:outline-level="4"><text:bookmark-start text:name="ordered-lists"/>2.3.1.2 Ordered Lists<text:bookmark-end text:name="ordered-lists"/></text:h>
      <text:list text:style-name="L8">
        <text:list-item>
          <text:p text:style-name="P17">Ordered lists work just like unordered lists — just replace the bullets (<text:span text:style-name="Source_Text">-</text:span>, <text:span text:style-name="Source_Text">+</text:span>, or <text:span text:style-name="Source_Text">*</text:span>) followed by a period <text:span text:style-name="Source_Text">.</text:span></text:p>
        </text:list-item>
        <text:list-item>
          <text:p text:style-name="P17">In a nested ordered list, formats like <text:span text:style-name="Source_Text">A.</text:span> or <text:span text:style-name="Source_Text">i)</text:span>can be recognized if they are properly indented</text:p>
          <text:list text:style-name="L9">
            <text:list-item>
              <text:p text:style-name="P18">Note: it’s also better to use <text:span text:style-name="T2">two spaces after the marker</text:span> to ensure the item is parsed as part of the list</text:p>
            </text:list-item>
          </text:list>
        </text:list-item>
      </text:list>
      <text:p text:style-name="First_20_paragraph"><text:span text:style-name="T2">Example</text:span></text:p>
      <text:p text:style-name="Preformatted_20_Text">
<text:span text:style-name="SpecialStringTok">1. </text:span><text:span text:style-name="NormalTok">ordered list</text:span>
</text:p>
      <text:p text:style-name="Preformatted_20_Text">
<text:span text:style-name="SpecialStringTok">2. </text:span><text:span text:style-name="NormalTok">item 2</text:span>
</text:p>
      <text:p text:style-name="Preformatted_20_Text">
<text:span text:style-name="NormalTok"><text:s text:c="4"/>i) sub-item 1</text:span>
</text:p>
      <text:p text:style-name="Preformatted_20_Text">
<text:span text:style-name="NormalTok"><text:s text:c="9"/>A. <text:s text:c="1"/>sub-sub-item 1</text:span>
</text:p>
      <text:p text:style-name="First_20_paragraph"><text:span text:style-name="T2">Rendered as</text:span></text:p>
      <text:list text:style-name="L10">
        <text:list-item>
          <text:p text:style-name="P19">ordered list</text:p>
        </text:list-item>
        <text:list-item>
          <text:p text:style-name="P19">item 2</text:p>
          <text:list>
            <text:list-item>
              <text:p text:style-name="P19">sub-item 1</text:p>
              <text:list>
                <text:list-item>
                  <text:p text:style-name="P19">sub-sub-item 1</text:p>
                </text:list-item>
              </text:list>
            </text:list-item>
          </text:list>
        </text:list-item>
      </text:list>
      <text:h text:style-name="Heading_20_4" text:outline-level="4"><text:bookmark-start text:name="mix-ordered-and-unordered-lists"/>2.3.1.3 Mix Ordered and Unordered lists<text:bookmark-end text:name="mix-ordered-and-unordered-lists"/></text:h>
      <text:p text:style-name="First_20_paragraph">It’s also possible to mix ordered and unordered lists.</text:p>
      <text:p text:style-name="Text_20_body"><text:span text:style-name="T2">Example</text:span></text:p>
      <text:p text:style-name="Preformatted_20_Text">
<text:span text:style-name="SpecialStringTok">1. </text:span><text:span text:style-name="NormalTok">Main item one <text:s text:c="1"/></text:span>
</text:p>
      <text:p text:style-name="Preformatted_20_Text">
<text:span text:style-name="SpecialStringTok"><text:s text:c="3"/>- </text:span><text:span text:style-name="NormalTok">Sub item A <text:s text:c="1"/></text:span>
</text:p>
      <text:p text:style-name="Preformatted_20_Text">
<text:span text:style-name="SpecialStringTok"><text:s text:c="3"/>- </text:span><text:span text:style-name="NormalTok">Sub item B <text:s text:c="1"/></text:span>
</text:p>
      <text:p text:style-name="Preformatted_20_Text">
<text:span text:style-name="SpecialStringTok">2. </text:span><text:span text:style-name="NormalTok">Main item two <text:s text:c="1"/></text:span>
</text:p>
      <text:p text:style-name="Preformatted_20_Text">
<text:span text:style-name="SpecialStringTok"><text:s text:c="3"/>* </text:span><text:span text:style-name="NormalTok">Sub item C <text:s text:c="1"/></text:span>
</text:p>
      <text:p text:style-name="Preformatted_20_Text">
<text:span text:style-name="SpecialStringTok"><text:s text:c="5"/>1. </text:span><text:span text:style-name="NormalTok">Sub-sub item (ordered) <text:s text:c="1"/></text:span>
</text:p>
      <text:p text:style-name="Preformatted_20_Text">
<text:span text:style-name="SpecialStringTok"><text:s text:c="5"/>2. </text:span><text:span text:style-name="NormalTok">Another sub-sub item <text:s text:c="1"/></text:span>
</text:p>
      <text:p text:style-name="First_20_paragraph"><text:span text:style-name="T2">Rendered as</text:span></text:p>
      <text:list text:style-name="L11">
        <text:list-item>
          <text:p text:style-name="P20">Main item one</text:p>
          <text:list text:style-name="L12">
            <text:list-item>
              <text:p text:style-name="P21">Sub item A<text:line-break/></text:p>
            </text:list-item>
            <text:list-item>
              <text:p text:style-name="P21">Sub item B<text:line-break/></text:p>
            </text:list-item>
          </text:list>
        </text:list-item>
        <text:list-item>
          <text:p text:style-name="P20">Main item two</text:p>
          <text:list text:style-name="L13">
            <text:list-item>
              <text:p text:style-name="P22">Sub item C</text:p>
              <text:list text:style-name="L14">
                <text:list-item>
                  <text:p text:style-name="P23">Sub-sub item (ordered)<text:line-break/></text:p>
                </text:list-item>
                <text:list-item>
                  <text:p text:style-name="P23">Another sub-sub item</text:p>
                </text:list-item>
              </text:list>
            </text:list-item>
          </text:list>
        </text:list-item>
      </text:list>
      <text:p text:style-name="First_20_paragraph"><text:span text:style-name="T1">For more formatting options, see the </text:span><text:a xlink:type="simple" xlink:href="https://quarto.org/docs/authoring/markdown-basics.html#lists" office:name=""><text:span text:style-name="Definition"><text:span text:style-name="T1">Quarto Markdown Basics documentation on Lists</text:span></text:span></text:a><text:span text:style-name="T1">.</text:span></text:p>
      <text:h text:style-name="Heading_20_3" text:outline-level="3"><text:bookmark-start text:name="emphasis-and-text-styles"/>2.3.2 Emphasis and Text Styles<text:bookmark-end text:name="emphasis-and-text-styles"/></text:h>
      <text:p text:style-name="First_20_paragraph">In Markdown and Quarto, text formatting is done by surrounding words or phrases with special symbols. This method makes formatting quick, consistent, and readable even in plain text. It also helps writers focus on content without relying on visual formatting tools.</text:p>
      <text:p text:style-name="Text_20_body">The most common symbols are asterisks <text:span text:style-name="Source_Text">*</text:span> and tildes <text:span text:style-name="Source_Text">~</text:span>. These symbols are placed directly before and after the text that should be formatted.</text:p>
      <text:h text:style-name="Heading_20_4" text:outline-level="4"><text:bookmark-start text:name="bold"/>2.3.2.1 Bold<text:bookmark-end text:name="bold"/></text:h>
      <text:p text:style-name="First_20_paragraph">Bold text is created by placing double asterisks around a word or phrase.</text:p>
      <text:p text:style-name="Preformatted_20_Text">
<text:span text:style-name="NormalTok">**This text is bold**</text:span>
</text:p>
      <text:p text:style-name="First_20_paragraph"><text:span text:style-name="T2">This text is bold</text:span></text:p>
      <text:h text:style-name="Heading_20_4" text:outline-level="4"><text:bookmark-start text:name="italic"/>2.3.2.2 Italic<text:bookmark-end text:name="italic"/></text:h>
      <text:p text:style-name="First_20_paragraph">Italic text is created by placing single asterisks around the text. Italic can be used for emphasis, thoughts, or non-English terms.</text:p>
      <text:p text:style-name="Preformatted_20_Text">
<text:span text:style-name="NormalTok">*This text is italic*</text:span>
</text:p>
      <text:p text:style-name="First_20_paragraph"><text:span text:style-name="T1">This text is italic</text:span></text:p>
      <text:h text:style-name="Heading_20_4" text:outline-level="4"><text:bookmark-start text:name="strikethrough"/>2.3.2.3 Strikethrough<text:bookmark-end text:name="strikethrough"/></text:h>
      <text:p text:style-name="First_20_paragraph">Strikethrough text is created using double tildes. This format is useful for marking deletions or outdated information.</text:p>
      <text:p text:style-name="Preformatted_20_Text">
<text:span text:style-name="NormalTok">~~This text is crossed out~~</text:span>
</text:p>
      <text:p text:style-name="First_20_paragraph"><text:span text:style-name="T3">This text is crossed out</text:span></text:p>
      <text:h text:style-name="Heading_20_4" text:outline-level="4"><text:bookmark-start text:name="combining-styles"/>2.3.2.4 Combining Styles<text:bookmark-end text:name="combining-styles"/></text:h>
      <text:p text:style-name="First_20_paragraph">It is also possible to combine multiple formatting styles. For example:</text:p>
      <text:p text:style-name="Preformatted_20_Text">
<text:span text:style-name="NormalTok">***bold and italic***</text:span>
</text:p>
      <text:p text:style-name="First_20_paragraph"><text:span text:style-name="T4">bold and italic</text:span></text:p>
      <text:p text:style-name="Preformatted_20_Text">
<text:span text:style-name="NormalTok">**~~bold and strikethrough~~**</text:span>
</text:p>
      <text:p text:style-name="First_20_paragraph"><text:span text:style-name="T5">bold and strikethrough</text:span></text:p>
      <text:p text:style-name="Preformatted_20_Text">
<text:span text:style-name="NormalTok">*~~italic and strikethrough~~*</text:span>
</text:p>
      <text:p text:style-name="First_20_paragraph"><text:span text:style-name="T6">italic and strikethrough</text:span></text:p>
      <text:p text:style-name="Text_20_body">When combining symbols, the order matters: the outermost symbols should match (for example, <text:span text:style-name="Source_Text">**~~text~~**</text:span> is correct, while <text:span text:style-name="Source_Text">*~text~*</text:span> is not).<text:line-break/>Also make sure all opening symbols are properly closed — otherwise, the formatting might not render as expected.</text:p>
      <text:p text:style-name="Text_20_body">These combinations allow flexibility in tone:<text:line-break/>- Use <text:span text:style-name="Source_Text">***text***</text:span> when something is <text:span text:style-name="T2">important and personal</text:span><text:line-break/>- Use <text:span text:style-name="Source_Text">**~~text~~**</text:span> when something was once important but is now removed<text:line-break/>- Use <text:span text:style-name="Source_Text">*~~text~~*</text:span> when marking a tentative or soft correction</text:p>
      <text:p text:style-name="Text_20_body">For more formatting options, see the <text:a xlink:type="simple" xlink:href="https://quarto.org/docs/authoring/markdown-basics.html" office:name=""><text:span text:style-name="Definition">Quarto Markdown Basics documentation</text:span></text:a>.</text:p>
      <text:h text:style-name="Heading_20_3" text:outline-level="3"><text:bookmark-start text:name="inserting-external-links"/>2.3.3 Inserting External Links<text:bookmark-end text:name="inserting-external-links"/></text:h>
      <text:p text:style-name="First_20_paragraph">External links can be added verbatim by copying said link into the document and bracketing it with &lt; &gt; like this:</text:p>
      <text:p text:style-name="Preformatted_20_Text">
<text:span text:style-name="OtherTok">&lt;https://en.wikipedia.org/wiki/Bumblebee&gt;</text:span>
</text:p>
      <text:p text:style-name="First_20_paragraph">If one does not want the link to appear in full, one can add another string in square brackets and the link, this time in regular brackets, to the right as exemplified below. The output will then display the link in the square brackets and clickin on it will redirect the reader to the landing page of the deposited link - here a page on <text:a xlink:type="simple" xlink:href="https://en.wikipedia.org/wiki/Bumblebee" office:name=""><text:span text:style-name="Definition">Bumblebees</text:span></text:a>.</text:p>
      <text:p text:style-name="Preformatted_20_Text">
<text:span text:style-name="CommentTok">[</text:span><text:span text:style-name="OtherTok">Bumblebees</text:span><text:span text:style-name="CommentTok">](https://en.wikipedia.org/wiki/Bumblebee)</text:span>
</text:p>
      <text:h text:style-name="Heading_20_3" text:outline-level="3"><text:bookmark-start text:name="linking-to-document-internal-sections"/>2.3.4 Linking to Document-Internal Sections<text:bookmark-end text:name="linking-to-document-internal-sections"/></text:h>
      <text:p text:style-name="First_20_paragraph">For this, the header one wishes to link to must be augmented with a tag of the following syntax (including the squiggly brackets). The NAME part can be adapted by the author. The tag is added to the header’s right boundary.</text:p>
      <text:p text:style-name="Preformatted_20_Text">
<text:span text:style-name="NormalTok">{#sec-NAME}</text:span>
</text:p>
      <text:p text:style-name="First_20_paragraph">To later reference said header, the same tag but with an at sign instead of the octothorpe must be added. This can then be integrated into prose text. The NAME part will be displayed.</text:p>
      <text:p text:style-name="Preformatted_20_Text">
<text:span text:style-name="NormalTok">As discussed in @sec-NAME,...</text:span>
</text:p>
      <text:h text:style-name="Heading_20_2" text:outline-level="2"><text:bookmark-start text:name="code-cells-and-quarto-options"/>2.4 Code Cells and Quarto Options<text:bookmark-end text:name="code-cells-and-quarto-options"/></text:h>
      <text:h text:style-name="Heading_20_2" text:outline-level="2"><text:bookmark-start text:name="images-and-plots"/>2.5 Images and Plots<text:bookmark-end text:name="images-and-plots"/></text:h>
      <text:h text:style-name="Heading_20_3" text:outline-level="3"><text:bookmark-start text:name="how-to-reference-images-in-text"/>2.5.1 How to reference images in text<text:bookmark-end text:name="how-to-reference-images-in-text"/></text:h>
      <text:h text:style-name="Heading_20_2" text:outline-level="2"><text:bookmark-start text:name="tables"/>2.6 Tables<text:bookmark-end text:name="tables"/></text:h>
      <text:h text:style-name="Heading_20_3" text:outline-level="3"><text:bookmark-start text:name="quarto-markdown-table"/>2.6.1 Quarto Markdown Table<text:bookmark-end text:name="quarto-markdown-table"/></text:h>
      <text:p text:style-name="First_20_paragraph"><text:span text:style-name="T2">Markdown Source and Display</text:span></text:p>
      <text:p text:style-name="Preformatted_20_Text">
<text:span text:style-name="PreprocessorTok">|</text:span><text:span text:style-name="NormalTok"><text:s text:c="1"/>Default </text:span><text:span text:style-name="PreprocessorTok">|</text:span><text:span text:style-name="NormalTok"><text:s text:c="1"/>Left </text:span><text:span text:style-name="PreprocessorTok">|</text:span><text:span text:style-name="NormalTok"><text:s text:c="1"/>Right </text:span><text:span text:style-name="PreprocessorTok">|</text:span><text:span text:style-name="NormalTok"><text:s text:c="1"/>Center </text:span><text:span text:style-name="PreprocessorTok">|</text:span>
</text:p>
      <text:p text:style-name="Preformatted_20_Text">
<text:span text:style-name="PreprocessorTok">|---------|:-----|------:|:------:|</text:span>
</text:p>
      <text:p text:style-name="Preformatted_20_Text">
<text:span text:style-name="PreprocessorTok">|</text:span><text:span text:style-name="NormalTok"><text:s text:c="1"/>12 <text:s text:c="5"/></text:span><text:span text:style-name="PreprocessorTok">|</text:span><text:span text:style-name="NormalTok"><text:s text:c="1"/>12 <text:s text:c="2"/></text:span><text:span text:style-name="PreprocessorTok">|</text:span><text:span text:style-name="NormalTok"><text:s text:c="4"/>12 </text:span><text:span text:style-name="PreprocessorTok">|</text:span><text:span text:style-name="NormalTok"><text:s text:c="3"/>12 <text:s text:c="2"/></text:span><text:span text:style-name="PreprocessorTok">|</text:span>
</text:p>
      <text:p text:style-name="Preformatted_20_Text">
<text:span text:style-name="PreprocessorTok">|</text:span><text:span text:style-name="NormalTok"><text:s text:c="1"/>123 <text:s text:c="4"/></text:span><text:span text:style-name="PreprocessorTok">|</text:span><text:span text:style-name="NormalTok"><text:s text:c="1"/>123 <text:s text:c="1"/></text:span><text:span text:style-name="PreprocessorTok">|</text:span><text:span text:style-name="NormalTok"><text:s text:c="3"/>123 </text:span><text:span text:style-name="PreprocessorTok">|</text:span><text:span text:style-name="NormalTok"><text:s text:c="2"/>123 <text:s text:c="2"/></text:span><text:span text:style-name="PreprocessorTok">|</text:span>
</text:p>
      <text:p text:style-name="Preformatted_20_Text">
<text:span text:style-name="PreprocessorTok">|</text:span><text:span text:style-name="NormalTok"><text:s text:c="1"/>1 <text:s text:c="6"/></text:span><text:span text:style-name="PreprocessorTok">|</text:span><text:span text:style-name="NormalTok"><text:s text:c="1"/>1 <text:s text:c="3"/></text:span><text:span text:style-name="PreprocessorTok">|</text:span><text:span text:style-name="NormalTok"><text:s text:c="5"/>1 </text:span><text:span text:style-name="PreprocessorTok">|</text:span><text:span text:style-name="NormalTok"><text:s text:c="3"/>1 <text:s text:c="3"/></text:span><text:span text:style-name="PreprocessorTok">|</text:span>
</text:p>
      <text:p text:style-name="Preformatted_20_Text">
</text:p>
      <text:p text:style-name="Preformatted_20_Text">
<text:span text:style-name="NormalTok">: Demonstration of pipe table syntax {#tbl-syntax .striped .hover}</text:span>
</text:p>
      <table:table table:name="Table1" table:style-name="Table1">
        <table:table-column table:style-name="Table1.A"/>
        <table:table-row>
          <table:table-cell table:style-name="TableRowCell" office:value-type="string">
            <text:section text:name="tbl-syntax">
              <text:p text:style-name="FigureCaption">Table 1: Demonstration of pipe table syntax</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Default</text:p>
                    </table:table-cell>
                    <table:table-cell table:style-name="TableHeaderRowCell" office:value-type="string">
                      <text:p text:style-name="Table_20_Heading">Left</text:p>
                    </table:table-cell>
                    <table:table-cell table:style-name="TableHeaderRowCell" office:value-type="string">
                      <text:p text:style-name="P26">Right</text:p>
                    </table:table-cell>
                    <table:table-cell table:style-name="TableHeaderRowCell" office:value-type="string">
                      <text:p text:style-name="P27">Center</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12</text:p>
                  </table:table-cell>
                  <table:table-cell table:style-name="TableRowCell" office:value-type="string">
                    <text:p text:style-name="P28">12</text:p>
                  </table:table-cell>
                  <table:table-cell table:style-name="TableRowCell" office:value-type="string">
                    <text:p text:style-name="P29">12</text:p>
                  </table:table-cell>
                </table:table-row>
                <table:table-row>
                  <table:table-cell table:style-name="TableRowCell" office:value-type="string">
                    <text:p text:style-name="Table_20_Contents">123</text:p>
                  </table:table-cell>
                  <table:table-cell table:style-name="TableRowCell" office:value-type="string">
                    <text:p text:style-name="Table_20_Contents">123</text:p>
                  </table:table-cell>
                  <table:table-cell table:style-name="TableRowCell" office:value-type="string">
                    <text:p text:style-name="P28">123</text:p>
                  </table:table-cell>
                  <table:table-cell table:style-name="TableRowCell" office:value-type="string">
                    <text:p text:style-name="P29">123</text:p>
                  </table:table-cell>
                </table:table-row>
                <table:table-row>
                  <table:table-cell table:style-name="TableRowCell" office:value-type="string">
                    <text:p text:style-name="Table_20_Contents">1</text:p>
                  </table:table-cell>
                  <table:table-cell table:style-name="TableRowCell" office:value-type="string">
                    <text:p text:style-name="Table_20_Contents">1</text:p>
                  </table:table-cell>
                  <table:table-cell table:style-name="TableRowCell" office:value-type="string">
                    <text:p text:style-name="P28">1</text:p>
                  </table:table-cell>
                  <table:table-cell table:style-name="TableRowCell" office:value-type="string">
                    <text:p text:style-name="P29">1</text:p>
                  </table:table-cell>
                </table:table-row>
              </table:table>
            </text:section>
          </table:table-cell>
        </table:table-row>
      </table:table>
      <text:list text:style-name="L15">
        <text:list-item>
          <text:p text:style-name="P30"><text:span text:style-name="T2">Basic syntax</text:span></text:p>
          <text:list text:style-name="L16">
            <text:list-item>
              <text:p text:style-name="P31">Pipe tables use <text:span text:style-name="Source_Text">|</text:span> to indicate column boundary, at least three dashes <text:span text:style-name="Source_Text">---</text:span> to define the header row and a line starting with <text:span text:style-name="Source_Text">:</text:span> after the table to add a caption.</text:p>
            </text:list-item>
          </text:list>
        </text:list-item>
        <text:list-item>
          <text:p text:style-name="P30"><text:span text:style-name="T2">A header row is required</text:span></text:p>
          <text:list text:style-name="L17">
            <text:list-item>
              <text:p text:style-name="P32">You can simulate a “headerless” table by using an empty header (e.g., <text:span text:style-name="Source_Text">| | |</text:span>).</text:p>
            </text:list-item>
          </text:list>
        </text:list-item>
        <text:list-item>
          <text:p text:style-name="P30"><text:span text:style-name="T2">Leading and trailing pipes </text:span><text:span text:style-name="Source_Text">|</text:span><text:span text:style-name="T2"> are optional but pipes between all columns are necessary</text:span></text:p>
          <text:list text:style-name="L18">
            <text:list-item>
              <text:p text:style-name="P33">Example: <text:span text:style-name="Source_Text">fruit|price</text:span> is valid.</text:p>
            </text:list-item>
          </text:list>
        </text:list-item>
        <text:list-item>
          <text:p text:style-name="P30"><text:span text:style-name="T2">Alignment in source code is just for readability</text:span></text:p>
          <text:list text:style-name="L19">
            <text:list-item>
              <text:p text:style-name="P34">Pipe characters need not to be vertically aligned. Uneven tables still render correctly.</text:p>
            </text:list-item>
          </text:list>
        </text:list-item>
        <text:list-item>
          <text:p text:style-name="P30"><text:span text:style-name="T2">Alignment type is set using colons </text:span><text:span text:style-name="Source_Text">:</text:span><text:span text:style-name="T2"> in the separator line</text:span></text:p>
          <text:list text:style-name="L20">
            <text:list-item>
              <text:p text:style-name="P35">Three alignment types are shown above: <text:span text:style-name="T1">Left (Default)</text:span>; <text:span text:style-name="T1">Right</text:span>; <text:span text:style-name="T1">Center</text:span>.</text:p>
            </text:list-item>
          </text:list>
        </text:list-item>
        <text:list-item>
          <text:p text:style-name="P30"><text:span text:style-name="T2">Relative column widths can be influenced by the number of dashes </text:span><text:span text:style-name="Source_Text">---</text:span><text:span text:style-name="T2"> in the separator line</text:span></text:p>
          <text:list text:style-name="L21">
            <text:list-item>
              <text:p text:style-name="P36">More dashes = wider column.</text:p>
            </text:list-item>
            <text:list-item>
              <text:p text:style-name="P36">Example: <text:span text:style-name="Source_Text">------|---</text:span> will make the first column approximately 2/3 width, the second 1/3.</text:p>
            </text:list-item>
            <text:list-item>
              <text:p text:style-name="P36">Alternative: <text:span text:style-name="Source_Text">: Table Caption {tbl-colwidths="[67,33]"}</text:span></text:p>
            </text:list-item>
          </text:list>
        </text:list-item>
        <text:list-item>
          <text:p text:style-name="P30"><text:span text:style-name="T2">Block elements are not allowed in table cells</text:span></text:p>
          <text:list text:style-name="L22">
            <text:list-item>
              <text:p text:style-name="P37">No paragraphs, lists, or multi-line content inside a cell.</text:p>
            </text:list-item>
          </text:list>
        </text:list-item>
        <text:list-item>
          <text:p text:style-name="P30"><text:span text:style-name="T2">Add the Bootstrap classes after the table caption</text:span></text:p>
          <text:list text:style-name="L23">
            <text:list-item>
              <text:p text:style-name="P38">Example: <text:span text:style-name="Source_Text">:Table Caption {.hover .striped}</text:span></text:p>
            </text:list-item>
          </text:list>
        </text:list-item>
        <text:list-item>
          <text:p text:style-name="P30"><text:span text:style-name="T2">Cross-reference with </text:span><text:span text:style-name="Source_Text">:Table Caption {#tbl-label}</text:span><text:span text:style-name="T2"> and </text:span><text:span text:style-name="Source_Text">@tbl-label</text:span></text:p>
          <text:list text:style-name="L24">
            <text:list-item>
              <text:p text:style-name="P39">Example: See <text:span text:style-name="Source_Text">@tbl-syntax</text:span> -&gt; See <text:a xlink:type="simple" xlink:href="#tbl-syntax" office:name=""><text:span text:style-name="Definition">Table 1</text:span></text:a></text:p>
            </text:list-item>
          </text:list>
        </text:list-item>
      </text:list>
      <text:p text:style-name="First_20_paragraph"><text:span text:style-name="T1">For more details, see the </text:span><text:a xlink:type="simple" xlink:href="https://quarto.org/docs/authoring/tables.html" office:name=""><text:span text:style-name="Definition"><text:span text:style-name="T1">Quarto documentation on tables</text:span></text:span></text:a><text:span text:style-name="T1">.</text:span></text:p>
      <text:h text:style-name="Heading_20_3" text:outline-level="3"><text:bookmark-start text:name="creating-tables-programmatically-with-knitrkable"/>2.6.2 Creating Tables Programmatically with knitr::kable()<text:bookmark-end text:name="creating-tables-programmatically-with-knitrkable"/></text:h>
      <text:p text:style-name="First_20_paragraph"><text:span text:style-name="Source_Text">knitr::kable()</text:span> is a R function used to format data frames or matrices as clean, publication-ready tables in Markdown, HTML, or LaTeX outputs.</text:p>
      <text:p text:style-name="Text_20_body"><text:span text:style-name="T2">Syntax</text:span></text:p>
      <text:p text:style-name="Preformatted_20_Text">
<text:span text:style-name="FunctionTok">kable</text:span><text:span text:style-name="NormalTok">(x, format, </text:span><text:span text:style-name="AttributeTok">digits =</text:span><text:span text:style-name="NormalTok"><text:s text:c="1"/></text:span><text:span text:style-name="FunctionTok">getOption</text:span><text:span text:style-name="NormalTok">(</text:span><text:span text:style-name="StringTok">"digits"</text:span><text:span text:style-name="NormalTok">), </text:span><text:span text:style-name="AttributeTok">row.names =</text:span><text:span text:style-name="NormalTok"><text:s text:c="1"/></text:span><text:span text:style-name="ConstantTok">NA</text:span><text:span text:style-name="NormalTok">,</text:span>
</text:p>
      <text:p text:style-name="Preformatted_20_Text">
<text:span text:style-name="NormalTok"><text:s text:c="6"/></text:span><text:span text:style-name="AttributeTok">col.names =</text:span><text:span text:style-name="NormalTok"><text:s text:c="1"/></text:span><text:span text:style-name="ConstantTok">NA</text:span><text:span text:style-name="NormalTok">, align, </text:span><text:span text:style-name="AttributeTok">caption =</text:span><text:span text:style-name="NormalTok"><text:s text:c="1"/>opts_current</text:span><text:span text:style-name="SpecialCharTok">$</text:span><text:span text:style-name="FunctionTok">get</text:span><text:span text:style-name="NormalTok">(</text:span><text:span text:style-name="StringTok">"tab.cap"</text:span><text:span text:style-name="NormalTok">),</text:span>
</text:p>
      <text:p text:style-name="Preformatted_20_Text">
<text:span text:style-name="NormalTok"><text:s text:c="6"/></text:span><text:span text:style-name="AttributeTok">label =</text:span><text:span text:style-name="NormalTok"><text:s text:c="1"/></text:span><text:span text:style-name="ConstantTok">NULL</text:span><text:span text:style-name="NormalTok">, </text:span><text:span text:style-name="AttributeTok">format.args =</text:span><text:span text:style-name="NormalTok"><text:s text:c="1"/></text:span><text:span text:style-name="FunctionTok">list</text:span><text:span text:style-name="NormalTok">(), </text:span><text:span text:style-name="AttributeTok">escape =</text:span><text:span text:style-name="NormalTok"><text:s text:c="1"/></text:span><text:span text:style-name="ConstantTok">TRUE</text:span><text:span text:style-name="NormalTok">, ...)</text:span>
</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rgument</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x</text:span></text:p>
          </table:table-cell>
          <table:table-cell table:style-name="TableRowCell" office:value-type="string">
            <text:p text:style-name="Table_20_Contents">data.frame / matrix</text:p>
          </table:table-cell>
          <table:table-cell table:style-name="TableRowCell" office:value-type="string">
            <text:p text:style-name="Table_20_Contents">The data to be rendered as a table. Required.</text:p>
          </table:table-cell>
        </table:table-row>
        <table:table-row>
          <table:table-cell table:style-name="TableRowCell" office:value-type="string">
            <text:p text:style-name="Table_20_Contents"><text:span text:style-name="Source_Text">format</text:span></text:p>
          </table:table-cell>
          <table:table-cell table:style-name="TableRowCell" office:value-type="string">
            <text:p text:style-name="Table_20_Contents">character</text:p>
          </table:table-cell>
          <table:table-cell table:style-name="TableRowCell" office:value-type="string">
            <text:p text:style-name="Table_20_Contents">Output format: <text:span text:style-name="Source_Text">"markdown"</text:span>, <text:span text:style-name="Source_Text">"html"</text:span>, <text:span text:style-name="Source_Text">"latex"</text:span>, etc. Usually auto-detected.</text:p>
          </table:table-cell>
        </table:table-row>
        <table:table-row>
          <table:table-cell table:style-name="TableRowCell" office:value-type="string">
            <text:p text:style-name="Table_20_Contents"><text:span text:style-name="Source_Text">digits</text:span></text:p>
          </table:table-cell>
          <table:table-cell table:style-name="TableRowCell" office:value-type="string">
            <text:p text:style-name="Table_20_Contents">integer</text:p>
          </table:table-cell>
          <table:table-cell table:style-name="TableRowCell" office:value-type="string">
            <text:p text:style-name="Table_20_Contents">Number of decimal places to display. Defaults to <text:span text:style-name="Source_Text">getOption("digits")</text:span>.</text:p>
          </table:table-cell>
        </table:table-row>
        <table:table-row>
          <table:table-cell table:style-name="TableRowCell" office:value-type="string">
            <text:p text:style-name="Table_20_Contents"><text:span text:style-name="Source_Text">row.names</text:span></text:p>
          </table:table-cell>
          <table:table-cell table:style-name="TableRowCell" office:value-type="string">
            <text:p text:style-name="Table_20_Contents">logical / <text:span text:style-name="Source_Text">NA</text:span></text:p>
          </table:table-cell>
          <table:table-cell table:style-name="TableRowCell" office:value-type="string">
            <text:p text:style-name="Table_20_Contents">Whether to include row names: <text:span text:style-name="Source_Text">TRUE</text:span>, <text:span text:style-name="Source_Text">FALSE</text:span>, or <text:span text:style-name="Source_Text">NA</text:span> for auto-detect.</text:p>
          </table:table-cell>
        </table:table-row>
        <table:table-row>
          <table:table-cell table:style-name="TableRowCell" office:value-type="string">
            <text:p text:style-name="Table_20_Contents"><text:span text:style-name="Source_Text">col.names</text:span></text:p>
          </table:table-cell>
          <table:table-cell table:style-name="TableRowCell" office:value-type="string">
            <text:p text:style-name="Table_20_Contents">character vector</text:p>
          </table:table-cell>
          <table:table-cell table:style-name="TableRowCell" office:value-type="string">
            <text:p text:style-name="Table_20_Contents">Custom column names for the table.</text:p>
          </table:table-cell>
        </table:table-row>
        <table:table-row>
          <table:table-cell table:style-name="TableRowCell" office:value-type="string">
            <text:p text:style-name="Table_20_Contents"><text:span text:style-name="Source_Text">align</text:span></text:p>
          </table:table-cell>
          <table:table-cell table:style-name="TableRowCell" office:value-type="string">
            <text:p text:style-name="Table_20_Contents">character vector</text:p>
          </table:table-cell>
          <table:table-cell table:style-name="TableRowCell" office:value-type="string">
            <text:p text:style-name="Table_20_Contents">Column alignment: <text:span text:style-name="Source_Text">"l"</text:span> (left), <text:span text:style-name="Source_Text">"c"</text:span> (center), <text:span text:style-name="Source_Text">"r"</text:span> (right).</text:p>
          </table:table-cell>
        </table:table-row>
        <table:table-row>
          <table:table-cell table:style-name="TableRowCell" office:value-type="string">
            <text:p text:style-name="Table_20_Contents"><text:span text:style-name="Source_Text">caption</text:span></text:p>
          </table:table-cell>
          <table:table-cell table:style-name="TableRowCell" office:value-type="string">
            <text:p text:style-name="Table_20_Contents">character</text:p>
          </table:table-cell>
          <table:table-cell table:style-name="TableRowCell" office:value-type="string">
            <text:p text:style-name="Table_20_Contents">Table caption shown above the table.</text:p>
          </table:table-cell>
        </table:table-row>
        <table:table-row>
          <table:table-cell table:style-name="TableRowCell" office:value-type="string">
            <text:p text:style-name="Table_20_Contents"><text:span text:style-name="Source_Text">label</text:span></text:p>
          </table:table-cell>
          <table:table-cell table:style-name="TableRowCell" office:value-type="string">
            <text:p text:style-name="Table_20_Contents">character</text:p>
          </table:table-cell>
          <table:table-cell table:style-name="TableRowCell" office:value-type="string">
            <text:p text:style-name="Table_20_Contents">Label used for cross-referencing (e.g., <text:span text:style-name="Source_Text">@tbl-summary</text:span>).</text:p>
          </table:table-cell>
        </table:table-row>
        <table:table-row>
          <table:table-cell table:style-name="TableRowCell" office:value-type="string">
            <text:p text:style-name="Table_20_Contents"><text:span text:style-name="Source_Text">format.args</text:span></text:p>
          </table:table-cell>
          <table:table-cell table:style-name="TableRowCell" office:value-type="string">
            <text:p text:style-name="Table_20_Contents">list</text:p>
          </table:table-cell>
          <table:table-cell table:style-name="TableRowCell" office:value-type="string">
            <text:p text:style-name="Table_20_Contents">Additional arguments passed to <text:span text:style-name="Source_Text">format()</text:span>.</text:p>
          </table:table-cell>
        </table:table-row>
        <table:table-row>
          <table:table-cell table:style-name="TableRowCell" office:value-type="string">
            <text:p text:style-name="Table_20_Contents"><text:span text:style-name="Source_Text">escape</text:span></text:p>
          </table:table-cell>
          <table:table-cell table:style-name="TableRowCell" office:value-type="string">
            <text:p text:style-name="Table_20_Contents">logical</text:p>
          </table:table-cell>
          <table:table-cell table:style-name="TableRowCell" office:value-type="string">
            <text:p text:style-name="Table_20_Contents">Escape special characters like <text:span text:style-name="Source_Text">_</text:span>, <text:span text:style-name="Source_Text">&amp;</text:span>. Use <text:span text:style-name="Source_Text">FALSE</text:span> to allow raw HTML/LaTeX.</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text:p>
          </table:table-cell>
          <table:table-cell table:style-name="TableRowCell" office:value-type="string">
            <text:p text:style-name="Table_20_Contents">Additional arguments passed to formatting methods.</text:p>
          </table:table-cell>
        </table:table-row>
      </table:table>
      <text:p text:style-name="First_20_paragraph"><text:span text:style-name="T2">Example</text:span></text:p>
      <text:p text:style-name="Preformatted_20_Text">
<text:span text:style-name="FunctionTok">library</text:span><text:span text:style-name="NormalTok">(knitr)</text:span>
</text:p>
      <text:p text:style-name="Preformatted_20_Text">
<text:span text:style-name="CommentTok"># Create a data frame similar in structure to the markdown example</text:span>
</text:p>
      <text:p text:style-name="Preformatted_20_Text">
<text:span text:style-name="NormalTok">data </text:span><text:span text:style-name="OtherTok">&lt;-</text:span><text:span text:style-name="NormalTok"><text:s text:c="1"/></text:span><text:span text:style-name="FunctionTok">data.frame</text:span><text:span text:style-name="NormalTok">(</text:span>
</text:p>
      <text:p text:style-name="Preformatted_20_Text">
<text:span text:style-name="NormalTok"><text:s text:c="2"/></text:span><text:span text:style-name="AttributeTok">Default =</text:span><text:span text:style-name="NormalTok"><text:s text:c="1"/></text:span><text:span text:style-name="FunctionTok">c</text:span><text:span text:style-name="NormalTok">(</text:span><text:span text:style-name="StringTok">"12"</text:span><text:span text:style-name="NormalTok">, </text:span><text:span text:style-name="StringTok">"123"</text:span><text:span text:style-name="NormalTok">, </text:span><text:span text:style-name="StringTok">"1"</text:span><text:span text:style-name="NormalTok">),</text:span>
</text:p>
      <text:p text:style-name="Preformatted_20_Text">
<text:span text:style-name="NormalTok"><text:s text:c="2"/></text:span><text:span text:style-name="AttributeTok">Left =</text:span><text:span text:style-name="NormalTok"><text:s text:c="1"/></text:span><text:span text:style-name="FunctionTok">c</text:span><text:span text:style-name="NormalTok">(</text:span><text:span text:style-name="StringTok">"12"</text:span><text:span text:style-name="NormalTok">, </text:span><text:span text:style-name="StringTok">"123"</text:span><text:span text:style-name="NormalTok">, </text:span><text:span text:style-name="StringTok">"1"</text:span><text:span text:style-name="NormalTok">),</text:span>
</text:p>
      <text:p text:style-name="Preformatted_20_Text">
<text:span text:style-name="NormalTok"><text:s text:c="2"/></text:span><text:span text:style-name="AttributeTok">Right =</text:span><text:span text:style-name="NormalTok"><text:s text:c="1"/></text:span><text:span text:style-name="FunctionTok">c</text:span><text:span text:style-name="NormalTok">(</text:span><text:span text:style-name="StringTok">"12"</text:span><text:span text:style-name="NormalTok">, </text:span><text:span text:style-name="StringTok">"123"</text:span><text:span text:style-name="NormalTok">, </text:span><text:span text:style-name="StringTok">"1"</text:span><text:span text:style-name="NormalTok">),</text:span>
</text:p>
      <text:p text:style-name="Preformatted_20_Text">
<text:span text:style-name="NormalTok"><text:s text:c="2"/></text:span><text:span text:style-name="AttributeTok">Center =</text:span><text:span text:style-name="NormalTok"><text:s text:c="1"/></text:span><text:span text:style-name="FunctionTok">c</text:span><text:span text:style-name="NormalTok">(</text:span><text:span text:style-name="StringTok">"12"</text:span><text:span text:style-name="NormalTok">, </text:span><text:span text:style-name="StringTok">"123"</text:span><text:span text:style-name="NormalTok">, </text:span><text:span text:style-name="StringTok">"1"</text:span><text:span text:style-name="NormalTok">)</text:span>
</text:p>
      <text:p text:style-name="Preformatted_20_Text">
<text:span text:style-name="NormalTok">)</text:span>
</text:p>
      <text:p text:style-name="Preformatted_20_Text">
<text:span text:style-name="CommentTok"># Generate the table using knitr::kable()</text:span>
</text:p>
      <text:p text:style-name="Preformatted_20_Text">
<text:span text:style-name="CommentTok"># Set column alignment: left, left, right, and center</text:span>
</text:p>
      <text:p text:style-name="Preformatted_20_Text">
<text:span text:style-name="CommentTok"># Add a caption to the table</text:span>
</text:p>
      <text:p text:style-name="Preformatted_20_Text">
<text:span text:style-name="FunctionTok">kable</text:span><text:span text:style-name="NormalTok">(</text:span>
</text:p>
      <text:p text:style-name="Preformatted_20_Text">
<text:span text:style-name="NormalTok"><text:s text:c="2"/>data,</text:span>
</text:p>
      <text:p text:style-name="Preformatted_20_Text">
<text:span text:style-name="NormalTok"><text:s text:c="2"/></text:span><text:span text:style-name="AttributeTok">align =</text:span><text:span text:style-name="NormalTok"><text:s text:c="1"/></text:span><text:span text:style-name="FunctionTok">c</text:span><text:span text:style-name="NormalTok">(</text:span><text:span text:style-name="StringTok">"l"</text:span><text:span text:style-name="NormalTok">, </text:span><text:span text:style-name="StringTok">"l"</text:span><text:span text:style-name="NormalTok">, </text:span><text:span text:style-name="StringTok">"r"</text:span><text:span text:style-name="NormalTok">, </text:span><text:span text:style-name="StringTok">"c"</text:span><text:span text:style-name="NormalTok">),</text:span>
</text:p>
      <text:p text:style-name="Preformatted_20_Text">
<text:span text:style-name="NormalTok"><text:s text:c="2"/></text:span><text:span text:style-name="AttributeTok">caption =</text:span><text:span text:style-name="NormalTok"><text:s text:c="1"/></text:span><text:span text:style-name="StringTok">"Table 1. Demonstration of knitr::kable() table with alignment"</text:span>
</text:p>
      <text:p text:style-name="Preformatted_20_Text">
<text:span text:style-name="NormalTok">)</text:span>
</text:p>
      <text:p text:style-name="TableCaption">Table 1. Demonstration of knitr::kable() table with alignment</text:p>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Default</text:p>
            </table:table-cell>
            <table:table-cell table:style-name="TableHeaderRowCell" office:value-type="string">
              <text:p text:style-name="Table_20_Heading">Left</text:p>
            </table:table-cell>
            <table:table-cell table:style-name="TableHeaderRowCell" office:value-type="string">
              <text:p text:style-name="P40">Right</text:p>
            </table:table-cell>
            <table:table-cell table:style-name="TableHeaderRowCell" office:value-type="string">
              <text:p text:style-name="P41">Center</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12</text:p>
          </table:table-cell>
          <table:table-cell table:style-name="TableRowCell" office:value-type="string">
            <text:p text:style-name="P42">12</text:p>
          </table:table-cell>
          <table:table-cell table:style-name="TableRowCell" office:value-type="string">
            <text:p text:style-name="P43">12</text:p>
          </table:table-cell>
        </table:table-row>
        <table:table-row>
          <table:table-cell table:style-name="TableRowCell" office:value-type="string">
            <text:p text:style-name="Table_20_Contents">123</text:p>
          </table:table-cell>
          <table:table-cell table:style-name="TableRowCell" office:value-type="string">
            <text:p text:style-name="Table_20_Contents">123</text:p>
          </table:table-cell>
          <table:table-cell table:style-name="TableRowCell" office:value-type="string">
            <text:p text:style-name="P42">123</text:p>
          </table:table-cell>
          <table:table-cell table:style-name="TableRowCell" office:value-type="string">
            <text:p text:style-name="P43">123</text:p>
          </table:table-cell>
        </table:table-row>
        <table:table-row>
          <table:table-cell table:style-name="TableRowCell" office:value-type="string">
            <text:p text:style-name="Table_20_Contents">1</text:p>
          </table:table-cell>
          <table:table-cell table:style-name="TableRowCell" office:value-type="string">
            <text:p text:style-name="Table_20_Contents">1</text:p>
          </table:table-cell>
          <table:table-cell table:style-name="TableRowCell" office:value-type="string">
            <text:p text:style-name="P42">1</text:p>
          </table:table-cell>
          <table:table-cell table:style-name="TableRowCell" office:value-type="string">
            <text:p text:style-name="P43">1</text:p>
          </table:table-cell>
        </table:table-row>
      </table:table>
      <text:p text:style-name="First_20_paragraph"><text:span text:style-name="T1">For more details on using </text:span><text:span text:style-name="Source_Text">knitr::kable()</text:span><text:span text:style-name="T1">, see the </text:span><text:a xlink:type="simple" xlink:href="https://bookdown.org/yihui/rmarkdown-cookbook/kable.html" office:name=""><text:span text:style-name="Definition"><text:span text:style-name="T1">R Markdown Cookbook – Section 6.5</text:span></text:span></text:a><text:span text:style-name="T1">.</text:span></text:p>
      <text:h text:style-name="Heading_20_3" text:outline-level="3"><text:bookmark-start text:name="comparison-quarto-markdown-table-vs-knitrkable"/>2.6.3 Comparison: Quarto Markdown Table vs knitr::kable()<text:bookmark-end text:name="comparison-quarto-markdown-table-vs-knitrkable"/></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Feature</text:p>
            </table:table-cell>
            <table:table-cell table:style-name="TableHeaderRowCell" office:value-type="string">
              <text:p text:style-name="Table_20_Heading">Quarto Markdown Table</text:p>
            </table:table-cell>
            <table:table-cell table:style-name="TableHeaderRowCell" office:value-type="string">
              <text:p text:style-name="Table_20_Heading"><text:span text:style-name="Source_Text">knitr::kable()</text:span> Table</text:p>
            </table:table-cell>
          </table:table-row>
        </table:table-header-rows>
        <table:table-row>
          <table:table-cell table:style-name="TableRowCell" office:value-type="string">
            <text:p text:style-name="Table_20_Contents">Syntax Style</text:p>
          </table:table-cell>
          <table:table-cell table:style-name="TableRowCell" office:value-type="string">
            <text:p text:style-name="Table_20_Contents">Pure Markdown</text:p>
          </table:table-cell>
          <table:table-cell table:style-name="TableRowCell" office:value-type="string">
            <text:p text:style-name="Table_20_Contents">R code chunk using <text:span text:style-name="Source_Text">kable()</text:span></text:p>
          </table:table-cell>
        </table:table-row>
        <table:table-row>
          <table:table-cell table:style-name="TableRowCell" office:value-type="string">
            <text:p text:style-name="Table_20_Contents">Data Source</text:p>
          </table:table-cell>
          <table:table-cell table:style-name="TableRowCell" office:value-type="string">
            <text:p text:style-name="Table_20_Contents">Written manually</text:p>
          </table:table-cell>
          <table:table-cell table:style-name="TableRowCell" office:value-type="string">
            <text:p text:style-name="Table_20_Contents">R data frame or matrix</text:p>
          </table:table-cell>
        </table:table-row>
        <table:table-row>
          <table:table-cell table:style-name="TableRowCell" office:value-type="string">
            <text:p text:style-name="Table_20_Contents">Captions Support</text:p>
          </table:table-cell>
          <table:table-cell table:style-name="TableRowCell" office:value-type="string">
            <text:p text:style-name="Table_20_Contents">Yes (with <text:span text:style-name="Source_Text">:...</text:span> line after the table)</text:p>
          </table:table-cell>
          <table:table-cell table:style-name="TableRowCell" office:value-type="string">
            <text:p text:style-name="Table_20_Contents">Yes (<text:span text:style-name="Source_Text">caption = "..."</text:span>)</text:p>
          </table:table-cell>
        </table:table-row>
        <table:table-row>
          <table:table-cell table:style-name="TableRowCell" office:value-type="string">
            <text:p text:style-name="Table_20_Contents">Auto Numbering</text:p>
          </table:table-cell>
          <table:table-cell table:style-name="TableRowCell" office:value-type="string">
            <text:p text:style-name="Table_20_Contents">Yes</text:p>
          </table:table-cell>
          <table:table-cell table:style-name="TableRowCell" office:value-type="string">
            <text:p text:style-name="Table_20_Contents">Yes</text:p>
          </table:table-cell>
        </table:table-row>
        <table:table-row>
          <table:table-cell table:style-name="TableRowCell" office:value-type="string">
            <text:p text:style-name="Table_20_Contents">Cross-referencing</text:p>
          </table:table-cell>
          <table:table-cell table:style-name="TableRowCell" office:value-type="string">
            <text:p text:style-name="Table_20_Contents">Yes (e.g., <text:span text:style-name="Source_Text">@tbl-id</text:span>)</text:p>
          </table:table-cell>
          <table:table-cell table:style-name="TableRowCell" office:value-type="string">
            <text:p text:style-name="Table_20_Contents">Yes (with <text:span text:style-name="Source_Text">label = "tbl-id"</text:span>)</text:p>
          </table:table-cell>
        </table:table-row>
        <table:table-row>
          <table:table-cell table:style-name="TableRowCell" office:value-type="string">
            <text:p text:style-name="Table_20_Contents">Output Formats</text:p>
          </table:table-cell>
          <table:table-cell table:style-name="TableRowCell" office:value-type="string">
            <text:p text:style-name="Table_20_Contents">HTML, PDF, DOCX</text:p>
          </table:table-cell>
          <table:table-cell table:style-name="TableRowCell" office:value-type="string">
            <text:p text:style-name="Table_20_Contents">HTML, PDF, DOCX</text:p>
          </table:table-cell>
        </table:table-row>
        <table:table-row>
          <table:table-cell table:style-name="TableRowCell" office:value-type="string">
            <text:p text:style-name="Table_20_Contents">Styling (basic)</text:p>
          </table:table-cell>
          <table:table-cell table:style-name="TableRowCell" office:value-type="string">
            <text:p text:style-name="Table_20_Contents">Manual (using colons <text:span text:style-name="Source_Text">:</text:span> for alignment)</text:p>
          </table:table-cell>
          <table:table-cell table:style-name="TableRowCell" office:value-type="string">
            <text:p text:style-name="Table_20_Contents">Basic via <text:span text:style-name="Source_Text">align = c("l", "r", ...)</text:span></text:p>
          </table:table-cell>
        </table:table-row>
        <table:table-row>
          <table:table-cell table:style-name="TableRowCell" office:value-type="string">
            <text:p text:style-name="Table_20_Contents">Styling (advanced)</text:p>
          </table:table-cell>
          <table:table-cell table:style-name="TableRowCell" office:value-type="string">
            <text:p text:style-name="Table_20_Contents">Limited</text:p>
          </table:table-cell>
          <table:table-cell table:style-name="TableRowCell" office:value-type="string">
            <text:p text:style-name="Table_20_Contents">Supports <text:span text:style-name="Source_Text">kableExtra</text:span>, <text:span text:style-name="Source_Text">booktabs</text:span>, etc.</text:p>
          </table:table-cell>
        </table:table-row>
        <table:table-row>
          <table:table-cell table:style-name="TableRowCell" office:value-type="string">
            <text:p text:style-name="Table_20_Contents">Dynamic Content</text:p>
          </table:table-cell>
          <table:table-cell table:style-name="TableRowCell" office:value-type="string">
            <text:p text:style-name="Table_20_Contents">No</text:p>
          </table:table-cell>
          <table:table-cell table:style-name="TableRowCell" office:value-type="string">
            <text:p text:style-name="Table_20_Contents">Yes – generated from live R data</text:p>
          </table:table-cell>
        </table:table-row>
        <table:table-row>
          <table:table-cell table:style-name="TableRowCell" office:value-type="string">
            <text:p text:style-name="Table_20_Contents">Best For</text:p>
          </table:table-cell>
          <table:table-cell table:style-name="TableRowCell" office:value-type="string">
            <text:p text:style-name="Table_20_Contents">Simple static tables or syntax demos</text:p>
          </table:table-cell>
          <table:table-cell table:style-name="TableRowCell" office:value-type="string">
            <text:p text:style-name="Table_20_Contents">Data-driven tables, dynamic reports</text:p>
          </table:table-cell>
        </table:table-row>
      </table:table>
      <text:h text:style-name="Heading_20_2" text:outline-level="2"><text:bookmark-start text:name="citations-and-bibliography"/>2.7 Citations and Bibliography<text:bookmark-end text:name="citations-and-bibliography"/></text:h>
      <text:p text:style-name="Horizontal_20_Line"/>
      <text:h text:style-name="Heading_20_2" text:outline-level="2"><text:bookmark-start text:name="citations-and-bibliography-1"/>2.8 Citations and Bibliography<text:bookmark-end text:name="citations-and-bibliography-1"/></text:h>
      <text:p text:style-name="First_20_paragraph">Citations in Quarto are managed using external bibliography files, typically with a <text:span text:style-name="Source_Text">.bib</text:span> extension (in BibTeX format). This method keeps references organized and separates citation data from the main text.</text:p>
      <text:h text:style-name="Heading_20_3" text:outline-level="3"><text:bookmark-start text:name="step-1-create-a-.bib-file"/>2.8.1 Step 1: Create a <text:span text:style-name="Source_Text">.bib</text:span> file<text:bookmark-end text:name="step-1-create-a-.bib-file"/></text:h>
      <text:p text:style-name="First_20_paragraph">A <text:span text:style-name="Source_Text">.bib</text:span> file contains citation entries such as <text:span text:style-name="Source_Text">@book</text:span>, <text:span text:style-name="Source_Text">@article</text:span>, or <text:span text:style-name="Source_Text">@misc</text:span>. Each entry stores metadata like author, title, and year. This format allows Quarto to format and render citations consistently.</text:p>
      <text:p text:style-name="Text_20_body">Example entry:</text:p>
      <text:p text:style-name="Preformatted_20_Text">
<text:span text:style-name="VariableTok">@book</text:span><text:span text:style-name="NormalTok">{</text:span><text:span text:style-name="OtherTok">manning1999</text:span><text:span text:style-name="NormalTok">,</text:span>
</text:p>
      <text:p text:style-name="Preformatted_20_Text">
<text:span text:style-name="NormalTok"><text:s text:c="2"/></text:span><text:span text:style-name="DataTypeTok">author</text:span><text:span text:style-name="NormalTok"><text:s text:c="4"/>= {Christopher D. Manning and Hinrich Schütze},</text:span>
</text:p>
      <text:p text:style-name="Preformatted_20_Text">
<text:span text:style-name="NormalTok"><text:s text:c="2"/></text:span><text:span text:style-name="DataTypeTok">title</text:span><text:span text:style-name="NormalTok"><text:s text:c="5"/>= {Foundations of Statistical Natural Language Processing},</text:span>
</text:p>
      <text:p text:style-name="Preformatted_20_Text">
<text:span text:style-name="NormalTok"><text:s text:c="2"/></text:span><text:span text:style-name="DataTypeTok">year</text:span><text:span text:style-name="NormalTok"><text:s text:c="6"/>= {1999},</text:span>
</text:p>
      <text:p text:style-name="Preformatted_20_Text">
<text:span text:style-name="NormalTok"><text:s text:c="2"/></text:span><text:span text:style-name="DataTypeTok">publisher</text:span><text:span text:style-name="NormalTok"><text:s text:c="1"/>= {MIT Press}</text:span>
</text:p>
      <text:p text:style-name="Preformatted_20_Text">
<text:span text:style-name="NormalTok">}</text:span>
</text:p>
      <text:p text:style-name="First_20_paragraph">It is recommended to name the file <text:span text:style-name="Source_Text">references.bib</text:span> and place it in the root of the Quarto project folder.</text:p>
      <text:p text:style-name="Text_20_body">Tip: Tools like Zotero (with the Better BibTeX plugin) can help manage and export <text:span text:style-name="Source_Text">.bib</text:span> files easily.</text:p>
      <text:h text:style-name="Heading_20_3" text:outline-level="3"><text:bookmark-start text:name="step-2-link-the-.bib-file-in-the-yaml-header"/>2.8.2 Step 2: Link the <text:span text:style-name="Source_Text">.bib</text:span> file in the YAML header<text:bookmark-end text:name="step-2-link-the-.bib-file-in-the-yaml-header"/></text:h>
      <text:p text:style-name="First_20_paragraph">Add the following line to the YAML metadata block at the top of the <text:span text:style-name="Source_Text">.qmd</text:span> file:</text:p>
      <text:p text:style-name="Preformatted_20_Text">
<text:span text:style-name="FunctionTok">bibliography</text:span><text:span text:style-name="KeywordTok">:</text:span><text:span text:style-name="AttributeTok"><text:s text:c="1"/>references.bib</text:span>
</text:p>
      <text:p text:style-name="First_20_paragraph">We can also include multiple <text:span text:style-name="Source_Text">.bib</text:span> files if needed:</text:p>
      <text:p text:style-name="Preformatted_20_Text">
<text:span text:style-name="FunctionTok">bibliography</text:span><text:span text:style-name="KeywordTok">:</text:span><text:span text:style-name="AttributeTok"><text:s text:c="1"/></text:span><text:span text:style-name="KeywordTok">[</text:span><text:span text:style-name="AttributeTok">references.bib</text:span><text:span text:style-name="KeywordTok">,</text:span><text:span text:style-name="AttributeTok"><text:s text:c="1"/>extra.bib</text:span><text:span text:style-name="KeywordTok">]</text:span>
</text:p>
      <text:p text:style-name="First_20_paragraph">This tells Quarto where to find the citation data.</text:p>
      <text:h text:style-name="Heading_20_3" text:outline-level="3"><text:bookmark-start text:name="step-3-add-inline-citations"/>2.8.3 Step 3: Add inline citations<text:bookmark-end text:name="step-3-add-inline-citations"/></text:h>
      <text:p text:style-name="First_20_paragraph">To cite a source in the text, use <text:span text:style-name="Source_Text">@key</text:span>, where <text:span text:style-name="Source_Text">key</text:span> is the BibTeX ID from your <text:span text:style-name="Source_Text">.bib</text:span> file.</text:p>
      <text:p text:style-name="Text_20_body">There are two common ways to format inline citations:</text:p>
      <text:list text:style-name="L25">
        <text:list-item>
          <text:p text:style-name="P44"><text:span text:style-name="Source_Text">[@manning1999]</text:span> → renders as: (Manning and Schütze 1999)<text:line-break/><text:span text:style-name="T1">Used when the author name should appear in the citation.</text:span></text:p>
        </text:list-item>
        <text:list-item>
          <text:p text:style-name="P44"><text:span text:style-name="Source_Text">[-@manning1999]</text:span> → renders as: (1999)<text:line-break/><text:span text:style-name="T1">Used when the author name is already mentioned in the sentence.</text:span></text:p>
        </text:list-item>
      </text:list>
      <text:p text:style-name="First_20_paragraph">For example:</text:p>
      <text:p text:style-name="Text_20_body">See [@manning1999]. Published in [-@manning1999].</text:p>
      <text:h text:style-name="Heading_20_3" text:outline-level="3"><text:bookmark-start text:name="step-4-generate-the-bibliography-section"/>2.8.4 Step 4: Generate the bibliography section<text:bookmark-end text:name="step-4-generate-the-bibliography-section"/></text:h>
      <text:p text:style-name="First_20_paragraph">At the end of document, include a section where the bibliography will be rendered:</text:p>
      <text:p text:style-name="Preformatted_20_Text">
<text:span text:style-name="FunctionTok">## References</text:span>
</text:p>
      <text:p text:style-name="First_20_paragraph">Quarto will automatically generate this list using the sources you’ve cited. If no references section is added manually, it will appear at the end of the document by default.</text:p>
      <text:h text:style-name="Heading_20_3" text:outline-level="3"><text:bookmark-start text:name="step-5-change-the-citation-style-optional"/>2.8.5 Step 5: Change the citation style (Optional)<text:bookmark-end text:name="step-5-change-the-citation-style-optional"/></text:h>
      <text:p text:style-name="First_20_paragraph">Citation styles can be changed using the <text:span text:style-name="Source_Text">csl:</text:span> option in the YAML block. For example:</text:p>
      <text:p text:style-name="Preformatted_20_Text">
<text:span text:style-name="FunctionTok">csl</text:span><text:span text:style-name="KeywordTok">:</text:span><text:span text:style-name="AttributeTok"><text:s text:c="1"/>apa.csl</text:span>
</text:p>
      <text:p text:style-name="First_20_paragraph">CSL (Citation Style Language) files define formatting rules (e.g., APA, MLA, Chicago). Thousands of styles can be downloaded from the <text:a xlink:type="simple" xlink:href="https://www.zotero.org/styles" office:name=""><text:span text:style-name="Definition">Zotero Style Repository</text:span></text:a>.</text:p>
      <text:h text:style-name="Heading_20_3" text:outline-level="3"><text:bookmark-start text:name="further-reading-and-resources"/>2.8.6 Further Reading and Resources<text:bookmark-end text:name="further-reading-and-resources"/></text:h>
      <text:list text:style-name="L26">
        <text:list-item>
          <text:p text:style-name="P45"><text:a xlink:type="simple" xlink:href="https://quarto.org/docs/authoring/footnotes-and-citations.html" office:name=""><text:span text:style-name="Definition">Quarto Documentation – Citations</text:span></text:a></text:p>
        </text:list-item>
        <text:list-item>
          <text:p text:style-name="P45"><text:a xlink:type="simple" xlink:href="https://www.zotero.org/styles" office:name=""><text:span text:style-name="Definition">Zotero Style Repository</text:span></text:a></text:p>
        </text:list-item>
      </text:list>
      <text:p text:style-name="P46"/>
      <text:p text:style-name="P47"># Git and Collaborative Workflows</text:p>
      <text:p text:style-name="P48"/>
      <text:p text:style-name="P49">## Branching and Merge Requests</text:p>
      <text:p text:style-name="P50">&lt;!-- TODOs: branch creation, MR checklists, communication --&gt;</text:p>
      <text:p text:style-name="P51"/>
      <text:p text:style-name="P52">## GitHub Desktop</text:p>
      <text:p text:style-name="P53">&lt;!-- TODOs: clone, commit, push, sync conflicts --&gt;</text:p>
      <text:p text:style-name="P54"/>
      <text:p text:style-name="P55"/>
      <text:p text:style-name="P56">## Best Practices</text:p>
      <text:p text:style-name="P57">&lt;!-- TODOs: shared tips, helpful links --&gt;</text:p>
      <text:p text:style-name="P58"/>
      <text:p text:style-name="P59">---</text:p>
      <text:p text:style-name="P60"/>
      <text:p text:style-name="P61"># Project Organization</text:p>
      <text:p text:style-name="P62"/>
      <text:p text:style-name="P63">## Project Structure</text:p>
      <text:p text:style-name="P64"/>
      <text:p text:style-name="P65">Use the following basic template for your project</text:p>
      <text:p text:style-name="P66"/>
      <text:p text:style-name="P67">```md</text:p>
      <text:p text:style-name="P68">project_name/</text:p>
      <text:p text:style-name="P69">├── data/</text:p>
      <text:p text:style-name="P70">├── R/</text:p>
      <text:p text:style-name="P71">├── outputs/</text:p>
      <text:p text:style-name="P72">│ <text:s text:c="2"/>├── images/</text:p>
      <text:p text:style-name="P73">│ <text:s text:c="2"/>├── tables/</text:p>
      <text:p text:style-name="P74">│ <text:s text:c="2"/>└── .../</text:p>
      <text:p text:style-name="P75">├── .gitignore</text:p>
      <text:p text:style-name="P76">├── _quarto.yml</text:p>
      <text:p text:style-name="P77">├── report.qmd</text:p>
      <text:p text:style-name="P78">├── worklog.md</text:p>
      <text:p text:style-name="P79">├── README.md</text:p>
      <text:p text:style-name="P80">└── project_name.Rproj</text:p>
      <text:p text:style-name="Definition_20_Term_20_Tight">Line 23</text:p>
      <text:p text:style-name="Definition_20_Definition_20_Tight">Project name</text:p>
      <text:p text:style-name="Definition_20_Term_20_Tight">Line 24</text:p>
      <text:p text:style-name="Definition_20_Definition_20_Tight">Original data used by your project</text:p>
      <text:p text:style-name="Definition_20_Term_20_Tight">Line 25</text:p>
      <text:p text:style-name="Definition_20_Definition_20_Tight">R scripts for functions and utilities, as well as setup code</text:p>
      <text:p text:style-name="Definition_20_Term_20_Tight">Line 26</text:p>
      <text:p text:style-name="Definition_20_Definition_20_Tight">All outputs are stored here, with nested folders for images, data, etc. as needed</text:p>
      <text:p text:style-name="Definition_20_Term_20_Tight">Line 30</text:p>
      <text:p text:style-name="Definition_20_Definition_20_Tight">Git ignore list (configured to skip temporary files)</text:p>
      <text:p text:style-name="Definition_20_Term_20_Tight">Line 31</text:p>
      <text:p text:style-name="Definition_20_Definition_20_Tight">Quarto configuration file — defines output format, theme, and other global settings</text:p>
      <text:p text:style-name="Definition_20_Term_20_Tight">Line 32</text:p>
      <text:p text:style-name="Definition_20_Definition_20_Tight">The main project report (Quarto Markdown)</text:p>
      <text:p text:style-name="Definition_20_Term_20_Tight">Line 33</text:p>
      <text:p text:style-name="Definition_20_Definition_20_Tight">Worklog tracking project member contributions</text:p>
      <text:p text:style-name="Definition_20_Term_20_Tight">Line 34</text:p>
      <text:p text:style-name="Definition_20_Definition_20_Tight">Project description and instructions</text:p>
      <text:p text:style-name="Definition_20_Term_20_Tight">Line 35</text:p>
      <text:p text:style-name="Definition_20_Definition_20_Tight">RStudio Project file (if using)</text:p>
      <text:h text:style-name="Heading_20_2" text:outline-level="2"><text:bookmark-start text:name="general-guidelines"/>2.9 General Guidelines<text:bookmark-end text:name="general-guidelines"/></text:h>
      <text:list text:style-name="L27">
        <text:list-item>
          <text:p text:style-name="P81">Use RStudio Projects (or similar tool) to organize your project</text:p>
        </text:list-item>
        <text:list-item>
          <text:p text:style-name="P81">Use GitHub issues, branches, and structured communication channels to organize your work</text:p>
          <text:list text:style-name="L28">
            <text:list-item>
              <text:p text:style-name="P82">Establish project roles and responsibilities</text:p>
            </text:list-item>
            <text:list-item>
              <text:p text:style-name="P82">Maintain the worklog to track your contributions</text:p>
            </text:list-item>
            <text:list-item>
              <text:p text:style-name="P82">Have one <text:span text:style-name="Source_Text">main</text:span> branch to represent the latest “clean” work you did</text:p>
            </text:list-item>
            <text:list-item>
              <text:p text:style-name="P82">Use a single meta-issue to track project progress</text:p>
            </text:list-item>
          </text:list>
        </text:list-item>
        <text:list-item>
          <text:p text:style-name="P81">Use descriptive, consistent file names</text:p>
          <text:list text:style-name="L29">
            <text:list-item>
              <text:p text:style-name="P83">Use <text:span text:style-name="Source_Text">snake_case</text:span>, avoid spaces or other special characters in file names</text:p>
            </text:list-item>
            <text:list-item>
              <text:p text:style-name="P83">Use numerical prefixes (e.g. <text:span text:style-name="Source_Text">01_load_data.R</text:span>, <text:span text:style-name="Source_Text">02_clean_data.R</text:span>) if scripts need to be executed in particular order</text:p>
            </text:list-item>
            <text:list-item>
              <text:p text:style-name="P83">Use <text:span text:style-name="Source_Text">.gitignore</text:span> to exclude temporary files that do not need to be versioned</text:p>
            </text:list-item>
            <text:list-item>
              <text:p text:style-name="P83">Add <text:span text:style-name="Source_Text">.Rhistory</text:span>, <text:span text:style-name="Source_Text">.Rproj.user</text:span>, and large intermediate results (e.g. model caches) to <text:span text:style-name="Source_Text">.gitignore</text:span></text:p>
            </text:list-item>
          </text:list>
        </text:list-item>
        <text:list-item>
          <text:p text:style-name="P81">Organize your code</text:p>
          <text:list text:style-name="L30">
            <text:list-item>
              <text:p text:style-name="P84">Prefer short, focused chunks with clear purpose</text:p>
            </text:list-item>
            <text:list-item>
              <text:p text:style-name="P84">Put large analyses and common utilities into separate scripts (to be stored in <text:span text:style-name="Source_Text">R/</text:span>)</text:p>
            </text:list-item>
          </text:list>
        </text:list-item>
        <text:list-item>
          <text:p text:style-name="P81">Never modify raw data files directly</text:p>
          <text:list text:style-name="L31">
            <text:list-item>
              <text:p text:style-name="P85">Use spatial separation for generated files (i.e. <text:span text:style-name="Source_Text">outputs/</text:span>)</text:p>
            </text:list-item>
          </text:list>
        </text:list-item>
        <text:list-item>
          <text:p text:style-name="P81">Document everything</text:p>
          <text:list text:style-name="L32">
            <text:list-item>
              <text:p text:style-name="P86">Create a detailed README with project overview, dependencies, and instructions</text:p>
            </text:list-item>
            <text:list-item>
              <text:p text:style-name="P86">Comment your code thoroughly</text:p>
            </text:list-item>
            <text:list-item>
              <text:p text:style-name="P86">Document data sources (version, license, how the data was fetched, etc.)</text:p>
            </text:list-item>
            <text:list-item>
              <text:p text:style-name="P86">Include a data dictionary (brief structured explanation of all data you use)</text:p>
            </text:list-item>
            <text:list-item>
              <text:p text:style-name="P86">Document decisions and assumptions</text:p>
            </text:list-item>
          </text:list>
        </text:list-item>
        <text:list-item>
          <text:p text:style-name="P81">Aim for reproducibility</text:p>
          <text:list text:style-name="L33">
            <text:list-item>
              <text:p text:style-name="P87">Document the packages you use (and how you use them)</text:p>
            </text:list-item>
            <text:list-item>
              <text:p text:style-name="P87">Always use project-relative file paths (e.g. <text:span text:style-name="Source_Text">data/data.csv</text:span> instead of <text:span text:style-name="Source_Text">/Users/taras/Projects/my_project/data</text:span>)</text:p>
            </text:list-item>
            <text:list-item>
              <text:p text:style-name="P87">Make sure that the code runs on all your machines</text:p>
            </text:list-item>
          </text:list>
        </text:list-item>
      </text:list>
      <text:p text:style-name="Horizontal_20_Line"/>
      <text:h text:style-name="Heading_20_1" text:outline-level="1"><text:bookmark-start text:name="coding-style-guide"/>3. Coding Style Guide<text:bookmark-end text:name="coding-style-guide"/></text:h>
      <text:p text:style-name="First_20_paragraph">Good coding style makes your code easier to read, share, and revisit later. The goal is clarity and consistency. This section outlines some simple style rules to follow in our group projects.</text:p>
      <text:h text:style-name="Heading_20_2" text:outline-level="2"><text:bookmark-start text:name="coding-style"/>3.1 Coding Style<text:bookmark-end text:name="coding-style"/></text:h>
      <text:p text:style-name="First_20_paragraph"><text:span text:style-name="T2">Structure</text:span></text:p>
      <text:list text:style-name="L34">
        <text:list-item>
          <text:p text:style-name="P88">Use <text:span text:style-name="T2">two-space indentation</text:span> — this keeps things compact and readable</text:p>
        </text:list-item>
        <text:list-item>
          <text:p text:style-name="P88">Use the <text:span text:style-name="T2">pipe operator (</text:span><text:span text:style-name="Source_Text">|&gt;</text:span><text:span text:style-name="T2">)</text:span> to break operations into clear steps</text:p>
        </text:list-item>
        <text:list-item>
          <text:p text:style-name="P88">Every <text:span text:style-name="T2">dplyr predicate</text:span> (like <text:span text:style-name="Source_Text">filter()</text:span>, <text:span text:style-name="Source_Text">mutate()</text:span>) should start on a <text:span text:style-name="T2">new line</text:span>.</text:p>
        </text:list-item>
        <text:list-item>
          <text:p text:style-name="P88">For long function calls, put each argument on a separate line, with indentation.</text:p>
        </text:list-item>
      </text:list>
      <text:p text:style-name="First_20_paragraph"><text:span text:style-name="T2">Variables</text:span></text:p>
      <text:list text:style-name="L35">
        <text:list-item>
          <text:p text:style-name="P89">All names should be self-explanatory, be as verbose as necessary (e.g. <text:span text:style-name="Source_Text">penguins_stats_summary</text:span> instead of <text:span text:style-name="Source_Text">pgs</text:span>)</text:p>
        </text:list-item>
        <text:list-item>
          <text:p text:style-name="P89">Use <text:span text:style-name="T2">snake_case</text:span> for all variable and function names (e.g., <text:span text:style-name="Source_Text">penguin_data</text:span>, <text:span text:style-name="Source_Text">filter_species()</text:span>)</text:p>
        </text:list-item>
        <text:list-item>
          <text:p text:style-name="P89">Use different variable names for different data</text:p>
        </text:list-item>
      </text:list>
      <text:p text:style-name="First_20_paragraph"><text:span text:style-name="T2">Code Chunks</text:span></text:p>
      <text:list text:style-name="L36">
        <text:list-item>
          <text:p text:style-name="P90">Chunks should be compact and focused — ideally under 10–15 lines</text:p>
        </text:list-item>
        <text:list-item>
          <text:p text:style-name="P90">Avoid “dead code” — don’t include code that isn’t used or explained</text:p>
        </text:list-item>
        <text:list-item>
          <text:p text:style-name="P90">Large, reusable functions or repeated logic should be outsourced to a shared script (e.g., <text:span text:style-name="Source_Text">R/helpers.R</text:span>)</text:p>
        </text:list-item>
        <text:list-item>
          <text:p text:style-name="P90">Every chunk should fulfill a clear purpose, and its role should be obvious from the context or accompanying comments</text:p>
        </text:list-item>
      </text:list>
      <text:p text:style-name="First_20_paragraph"><text:span text:style-name="T2">Comments</text:span></text:p>
      <text:list text:style-name="L37">
        <text:list-item>
          <text:p text:style-name="P91">Use comments to explain why something is being done — not just what</text:p>
        </text:list-item>
        <text:list-item>
          <text:p text:style-name="P91">Avoid repeating the code in your comment</text:p>
        </text:list-item>
        <text:list-item>
          <text:p text:style-name="P91">Place comments above or beside logical steps to improve clarity</text:p>
        </text:list-item>
        <text:list-item>
          <text:p text:style-name="P91">Use comment markers (e.g. <text:span text:style-name="Source_Text"># TODO:</text:span>, <text:span text:style-name="Source_Text"># CHECK:</text:span>) to call attention to things that need to be done</text:p>
        </text:list-item>
      </text:list>
      <text:h text:style-name="Heading_20_2" text:outline-level="2"><text:bookmark-start text:name="example"/>3.2 Example<text:bookmark-end text:name="example"/></text:h>
      <text:p text:style-name="Preformatted_20_Text">
<text:span text:style-name="CommentTok">#| echo: true</text:span>
</text:p>
      <text:p text:style-name="Preformatted_20_Text">
<text:span text:style-name="CommentTok">#| eval: false</text:span>
</text:p>
      <text:p text:style-name="Preformatted_20_Text">
<text:span text:style-name="CommentTok"># survey Adelie penguins across the islands</text:span>
</text:p>
      <text:p text:style-name="Preformatted_20_Text">
<text:span text:style-name="CommentTok"># note: we need to make sure that we remove all empty (NA) entries</text:span>
</text:p>
      <text:p text:style-name="Preformatted_20_Text">
<text:span text:style-name="NormalTok">penguin_adelie_stats </text:span><text:span text:style-name="OtherTok">&lt;-</text:span><text:span text:style-name="NormalTok"><text:s text:c="1"/>penguins </text:span><text:span text:style-name="SpecialCharTok">|&gt;</text:span>
</text:p>
      <text:p text:style-name="Preformatted_20_Text">
<text:span text:style-name="NormalTok"><text:s text:c="2"/></text:span><text:span text:style-name="FunctionTok">filter</text:span><text:span text:style-name="NormalTok">(</text:span>
</text:p>
      <text:p text:style-name="Preformatted_20_Text">
<text:span text:style-name="NormalTok"><text:s text:c="4"/></text:span><text:span text:style-name="SpecialCharTok">!</text:span><text:span text:style-name="FunctionTok">is.na</text:span><text:span text:style-name="NormalTok">(bill_length_mm),</text:span>
</text:p>
      <text:p text:style-name="Preformatted_20_Text">
<text:span text:style-name="NormalTok"><text:s text:c="4"/></text:span><text:span text:style-name="SpecialCharTok">!</text:span><text:span text:style-name="FunctionTok">is.na</text:span><text:span text:style-name="NormalTok">(body_mass_g),</text:span>
</text:p>
      <text:p text:style-name="Preformatted_20_Text">
<text:span text:style-name="NormalTok"><text:s text:c="4"/>species </text:span><text:span text:style-name="SpecialCharTok">==</text:span><text:span text:style-name="NormalTok"><text:s text:c="1"/></text:span><text:span text:style-name="StringTok">"Adelie"</text:span>
</text:p>
      <text:p text:style-name="Preformatted_20_Text">
<text:span text:style-name="NormalTok"><text:s text:c="2"/>) </text:span><text:span text:style-name="SpecialCharTok">|&gt;</text:span>
</text:p>
      <text:p text:style-name="Preformatted_20_Text">
<text:span text:style-name="NormalTok"><text:s text:c="2"/></text:span><text:span text:style-name="FunctionTok">summarize</text:span><text:span text:style-name="NormalTok">(</text:span>
</text:p>
      <text:p text:style-name="Preformatted_20_Text">
<text:span text:style-name="NormalTok"><text:s text:c="4"/></text:span><text:span text:style-name="AttributeTok">avg_bill_length =</text:span><text:span text:style-name="NormalTok"><text:s text:c="1"/></text:span><text:span text:style-name="FunctionTok">mean</text:span><text:span text:style-name="NormalTok">(bill_length_mm),</text:span>
</text:p>
      <text:p text:style-name="Preformatted_20_Text">
<text:span text:style-name="NormalTok"><text:s text:c="4"/></text:span><text:span text:style-name="CommentTok"># centroid_mass() calculates the centroid mass (see discussion),</text:span>
</text:p>
      <text:p text:style-name="Preformatted_20_Text">
<text:span text:style-name="NormalTok"><text:s text:c="4"/></text:span><text:span text:style-name="CommentTok"># and is defined in R/centroids.R</text:span>
</text:p>
      <text:p text:style-name="Preformatted_20_Text">
<text:span text:style-name="NormalTok"><text:s text:c="4"/></text:span><text:span text:style-name="AttributeTok">centroid_body_mass =</text:span><text:span text:style-name="NormalTok"><text:s text:c="1"/></text:span><text:span text:style-name="FunctionTok">centroid_mass</text:span><text:span text:style-name="NormalTok">(body_mass_g),</text:span>
</text:p>
      <text:p text:style-name="Preformatted_20_Text">
<text:span text:style-name="NormalTok"><text:s text:c="4"/></text:span><text:span text:style-name="AttributeTok">.by =</text:span><text:span text:style-name="NormalTok"><text:s text:c="1"/>island</text:span>
</text:p>
      <text:p text:style-name="Preformatted_20_Text">
<text:span text:style-name="NormalTok"><text:s text:c="2"/>)</text:span>
</text:p>
      <text:p text:style-name="Definition_20_Term_20_Tight">Line 3</text:p>
      <text:p text:style-name="Definition_20_Definition_20_Tight">Clear comment, explains the purpose of the code</text:p>
      <text:p text:style-name="Definition_20_Term_20_Tight">Line 5</text:p>
      <text:p text:style-name="Definition_20_Definition_20_Tight">Verbose, self-documenting variable name</text:p>
      <text:p text:style-name="Definition_20_Term_20_Tight">Line 6</text:p>
      <text:p text:style-name="Definition_20_Definition_20_Tight">Each function call on a separate line, grouped by consitent indentation</text:p>
      <text:p text:style-name="Definition_20_Term_20_Tight">Line 10</text:p>
      <text:p text:style-name="Definition_20_Definition_20_Tight">Use pipe operator to chain transformations</text:p>
      <text:p text:style-name="Definition_20_Term_20_Tight">Line 13</text:p>
      <text:p text:style-name="Definition_20_Definition_20_Tight">Custom function defined in an external script, with a guiding comment</text:p>
      <text:p text:style-name="Horizontal_20_Line"/>
      <text:h text:style-name="Heading_20_1" text:outline-level="1"><text:bookmark-start text:name="plotting-best-practices"/>4. Plotting Best Practices<text:bookmark-end text:name="plotting-best-practices"/></text:h>
      <text:p text:style-name="Horizontal_20_Line"/>
      <text:h text:style-name="Heading_20_1" text:outline-level="1"><text:bookmark-start text:name="ai-usage-guidelines"/>5. AI Usage Guidelines<text:bookmark-end text:name="ai-usage-guidelines"/></text:h>
      <text:h text:style-name="Heading_20_2" text:outline-level="2"><text:bookmark-start text:name="general-principles"/>5.1 General Principles<text:bookmark-end text:name="general-principles"/></text:h>
      <text:list text:style-name="L38">
        <text:list-item>
          <text:p text:style-name="P92"><text:span text:style-name="T2">Transparency</text:span>: Always disclose AI usage in your work</text:p>
        </text:list-item>
        <text:list-item>
          <text:p text:style-name="P92"><text:span text:style-name="T2">Responsibility</text:span>: You are responsible for all content, even if AI-assisted</text:p>
        </text:list-item>
        <text:list-item>
          <text:p text:style-name="P92"><text:span text:style-name="T2">Learning Focus</text:span>: Use AI as a tool to enhance learning, not replace it</text:p>
        </text:list-item>
      </text:list>
      <text:h text:style-name="Heading_20_2" text:outline-level="2"><text:bookmark-start text:name="suggested-best-practices"/>5.2 Suggested Best Practices<text:bookmark-end text:name="suggested-best-practices"/></text:h>
      <text:list text:style-name="L39">
        <text:list-item>
          <text:p text:style-name="P93">Use AI for brainstorming</text:p>
        </text:list-item>
        <text:list-item>
          <text:p text:style-name="P93">Ask AI to explain concepts you don’t understand</text:p>
        </text:list-item>
        <text:list-item>
          <text:p text:style-name="P93">Have AI review your work for clarity and structure</text:p>
        </text:list-item>
        <text:list-item>
          <text:p text:style-name="P93">Avoid using AI to generate complete solutions without understanding</text:p>
        </text:list-item>
      </text:list>
      <text:h text:style-name="Heading_20_2" text:outline-level="2"><text:bookmark-start text:name="further-resounces"/>5.3 Further Resounces<text:bookmark-end text:name="further-resounces"/></text:h>
      <text:list text:style-name="L40">
        <text:list-item>
          <text:p text:style-name="P94"><text:a xlink:type="simple" xlink:href="https://www.uzh.ch/en/explore/basics/ai.html" office:name=""><text:span text:style-name="Definition">UZH AI Guidelines</text:span></text:a></text:p>
        </text:list-item>
      </text:list>
      <text:p text:style-name="Horizontal_20_Line"/>
      <text:h text:style-name="Heading_20_1" text:outline-level="1"><text:bookmark-start text:name="multiformat-documents"/>6. Multiformat Documents<text:bookmark-end text:name="multiformat-documents"/></text:h>
      <text:p text:style-name="First_20_paragraph">You can generate output of the same document in all formats that are specified under format in the authoring section of the Quarto document. Upon rendering, an output file is generated in the first specified format, which is mostly html.</text:p>
      <text:p text:style-name="Text_20_body"><text:span text:style-name="T1">The Quarto documentation states this:</text:span></text:p>
      <text:p text:style-name="Text_20_body"><text:span text:style-name="T1">Clicking the Render button (or using the keyboard shortcut ⇧⌘K) in RStudio will render the document to the first format listed in the YAML.</text:span></text:p>
      <text:p text:style-name="Text_20_body"><text:span text:style-name="T1">This, however, does not work in my installation of RStudio!</text:span></text:p>
      <text:p text:style-name="Text_20_body">If you want files to be generated for several formats, you must do this on the RStudio command line. First, you need to install the quarto package. Use this command:</text:p>
      <text:p text:style-name="Text_20_body">install.packages(“quarto”)</text:p>
      <text:p text:style-name="Text_20_body">Then, after you have saved the Quarto qmd file, issue:</text:p>
      <text:p text:style-name="Text_20_body">quarto render –to , &lt;fmt2,…,</text:p>
      <text:p text:style-name="Text_20_body">For example, to generate output for this document, enter:</text:p>
      <text:p text:style-name="Text_20_body">quarto render living_document.qmd –to html,pdf,docx</text:p>
      <text:p text:style-name="Text_20_body">The nice thing is that the rendered html file contains links to the other formats.</text:p>
      <text:p text:style-name="Text_20_body">quarto::quarto_render(“format_test.qmd”, output_format = “all”)</text:p>
      <text:p text:style-name="Text_20_body">Or if you prefer using the terminal (or if you are a non R-useR) you can run the following command in the terminal,</text:p>
      <text:p text:style-name="Text_20_body">quarto render format_test.qmd –to html,gfm</text:p>
      <text:p text:style-name="Horizontal_20_Line"/>
      <text:h text:style-name="Heading_20_1" text:outline-level="1"><text:bookmark-start text:name="extra-tips-and-tricks"/>7. Extra Tips and Tricks<text:bookmark-end text:name="extra-tips-and-tricks"/></text:h>
      <text:h text:style-name="Heading_20_2" text:outline-level="2"><text:bookmark-start text:name="vs-code-setup-for-quarto"/>7.1 VS Code Setup for Quarto<text:bookmark-end text:name="vs-code-setup-for-quarto"/></text:h>
      <text:list text:style-name="L41">
        <text:list-item>
          <text:p text:style-name="P95">Install <text:a xlink:type="simple" xlink:href="https://code.visualstudio.com" office:name=""><text:span text:style-name="Definition">VS Code</text:span></text:a>, <text:a xlink:type="simple" xlink:href="https://cran.r-project.org" office:name=""><text:span text:style-name="Definition">R</text:span></text:a> and <text:a xlink:type="simple" xlink:href="https://quarto.org/docs/get-started/" office:name=""><text:span text:style-name="Definition">Quarto</text:span></text:a>.</text:p>
        </text:list-item>
        <text:list-item>
          <text:p text:style-name="P95">Open VS Code, go to Extensions and install <text:span text:style-name="T2">Quarto</text:span>.</text:p>
        </text:list-item>
        <text:list-item>
          <text:p text:style-name="P95">Install the required packages: knitr and rmarkdown. To do this, run the following commands:</text:p>
          <text:p text:style-name="P96">install.packages('knitr')</text:p>
          <text:p text:style-name="P97">install.packages('rmarkdown')</text:p>
          <text:p text:style-name="P95">You can run these commands on RStudio (<text:a xlink:type="simple" xlink:href="https://posit.co/download/rstudio-desktop/" office:name=""><text:span text:style-name="Definition">installation instructions</text:span></text:a>). Alternatively, you can set up an R terminal on VS Code. To do this, you will need another <text:span text:style-name="T2">extension</text:span>: <text:span text:style-name="T2">R</text:span>. Once you’ve installed R on VS Code, you can run an R terminal and install packages there.</text:p>
        </text:list-item>
        <text:list-item>
          <text:p text:style-name="P95">To preview your document, press the preview button (top right corner).</text:p>
        </text:list-item>
        <text:list-item>
          <text:p text:style-name="P95">To view recent changes, refresh the preview (refresh button in Quarto Preview tab).</text:p>
        </text:list-item>
      </text:list>
      <text:p text:style-name="Horizontal_20_Line"/>
      <text:h text:style-name="Heading_20_1" text:outline-level="1"><text:bookmark-start text:name="further-resources"/>8. Further Resources<text:bookmark-end text:name="further-resources"/></text:h>
      <text:p text:style-name="First_20_paragraph">Here are some useful official resources to explore:</text:p>
      <text:list text:style-name="L42">
        <text:list-item>
          <text:p text:style-name="P98"><text:a xlink:type="simple" xlink:href="https://quarto.org/docs/" office:name=""><text:span text:style-name="Definition">Quarto Documentation</text:span></text:a></text:p>
        </text:list-item>
        <text:list-item>
          <text:p text:style-name="P98"><text:a xlink:type="simple" xlink:href="https://docs.github.com/en/get-started/quickstart/github-flow" office:name=""><text:span text:style-name="Definition">GitHub Docs: Branches</text:span></text:a></text:p>
        </text:list-item>
        <text:list-item>
          <text:p text:style-name="P98"><text:a xlink:type="simple" xlink:href="https://docs.github.com/en/desktop" office:name=""><text:span text:style-name="Definition">GitHub Desktop Documentation</text:span></text:a></text:p>
        </text:list-item>
        <text:list-item>
          <text:p text:style-name="P98"><text:a xlink:type="simple" xlink:href="https://happygitwithr.com/" office:name=""><text:span text:style-name="Definition">Happy Git with R</text:span></text:a></text:p>
        </text:list-item>
      </text:list>
      <text:p text:style-name="First_20_paragraph">Feel free to add more helpful links as we go!</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3b4f" fo:font-weight="bold"/>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fo:font-weight="bold"/>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Collaborative Guide: Quarto, Git, and Project Work</dc:title>
    <dc:description/>
    <dc:subject/>
    <meta:keyword/>
    <meta:initial-creator>Contributors from [Course Name]</meta:initial-creator>
    <dc:creator>Contributors from [Course Name]</dc:creator>
    <meta:creation-date>2025-05-17T15:39:23Z</meta:creation-date>
    <dc:date>2025-05-17T15:39:23Z</dc:date>
    <meta:user-defined meta:name="authors" meta:value-type="string"/>
    <meta:user-defined meta:name="biblio-config" meta:value-type="string">True</meta:user-defined>
    <meta:user-defined meta:name="by-author" meta:value-type="string"/>
    <meta:user-defined meta:name="colorlinks" meta:value-type="string">True</meta:user-defined>
    <meta:user-defined meta:name="documentclass" meta:value-type="string">article</meta:user-defined>
    <meta:user-defined meta:name="editor" meta:value-type="string">source</meta:user-defined>
    <meta:user-defined meta:name="header-includes" meta:value-type="string"/>
    <meta:user-defined meta:name="include-after" meta:value-type="string"/>
    <meta:user-defined meta:name="include-before" meta:value-type="string"/>
    <meta:user-defined meta:name="labels" meta:value-type="string"/>
    <meta:user-defined meta:name="papersize" meta:value-type="string">a4</meta:user-defined>
    <meta:user-defined meta:name="toc-title" meta:value-type="string">Table of contents</meta:user-defined>
  </office:meta>
</office:document-meta>
</file>